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宋体1"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264e9" officeooo:paragraph-rsid="001264e9"/>
    </style:style>
    <style:style style:name="P2" style:family="paragraph" style:parent-style-name="Standard">
      <style:text-properties officeooo:rsid="001264e9" officeooo:paragraph-rsid="0013243b"/>
    </style:style>
    <style:style style:name="P3" style:family="paragraph" style:parent-style-name="Standard">
      <style:text-properties officeooo:rsid="001264e9" officeooo:paragraph-rsid="0015b195"/>
    </style:style>
    <style:style style:name="P4" style:family="paragraph" style:parent-style-name="Standard">
      <style:text-properties officeooo:rsid="0015b195" officeooo:paragraph-rsid="0015b195"/>
    </style:style>
    <style:style style:name="P5" style:family="paragraph" style:parent-style-name="Standard">
      <style:text-properties officeooo:rsid="0015b195" officeooo:paragraph-rsid="00167c98"/>
    </style:style>
    <style:style style:name="P6" style:family="paragraph" style:parent-style-name="Standard">
      <style:text-properties officeooo:rsid="0015b195" officeooo:paragraph-rsid="001862a9"/>
    </style:style>
    <style:style style:name="P7" style:family="paragraph" style:parent-style-name="Standard">
      <style:text-properties officeooo:rsid="0015b195" officeooo:paragraph-rsid="001bded1"/>
    </style:style>
    <style:style style:name="P8" style:family="paragraph" style:parent-style-name="Standard">
      <style:text-properties officeooo:rsid="0015b195" officeooo:paragraph-rsid="00366e3d"/>
    </style:style>
    <style:style style:name="P9" style:family="paragraph" style:parent-style-name="Standard">
      <style:text-properties officeooo:rsid="0015b195" officeooo:paragraph-rsid="0038bc18"/>
    </style:style>
    <style:style style:name="P10" style:family="paragraph" style:parent-style-name="Standard">
      <style:text-properties officeooo:rsid="0015b195" officeooo:paragraph-rsid="0101e7ee"/>
    </style:style>
    <style:style style:name="P11" style:family="paragraph" style:parent-style-name="Standard">
      <style:text-properties officeooo:rsid="001c445d" officeooo:paragraph-rsid="001c445d"/>
    </style:style>
    <style:style style:name="P12" style:family="paragraph" style:parent-style-name="Standard">
      <style:text-properties officeooo:rsid="001c445d" officeooo:paragraph-rsid="00d49119"/>
    </style:style>
    <style:style style:name="P13" style:family="paragraph" style:parent-style-name="Standard">
      <style:text-properties officeooo:rsid="001ddfb9" officeooo:paragraph-rsid="001ddfb9"/>
    </style:style>
    <style:style style:name="P14" style:family="paragraph" style:parent-style-name="Standard">
      <style:text-properties officeooo:rsid="001f6a48" officeooo:paragraph-rsid="001f6a48"/>
    </style:style>
    <style:style style:name="P15" style:family="paragraph" style:parent-style-name="Standard">
      <style:text-properties officeooo:rsid="002059c3" officeooo:paragraph-rsid="002059c3"/>
    </style:style>
    <style:style style:name="P16" style:family="paragraph" style:parent-style-name="Standard">
      <style:text-properties officeooo:rsid="0020f323" officeooo:paragraph-rsid="002059c3"/>
    </style:style>
    <style:style style:name="P17" style:family="paragraph" style:parent-style-name="Standard">
      <style:text-properties officeooo:rsid="0020f323" officeooo:paragraph-rsid="0020f323"/>
    </style:style>
    <style:style style:name="P18" style:family="paragraph" style:parent-style-name="Standard">
      <style:text-properties officeooo:rsid="0023d906" officeooo:paragraph-rsid="0023d906"/>
    </style:style>
    <style:style style:name="P19" style:family="paragraph" style:parent-style-name="Standard">
      <style:text-properties officeooo:rsid="0023d906" officeooo:paragraph-rsid="0024bafd"/>
    </style:style>
    <style:style style:name="P20" style:family="paragraph" style:parent-style-name="Standard">
      <style:text-properties officeooo:rsid="0023d906" officeooo:paragraph-rsid="002490d4"/>
    </style:style>
    <style:style style:name="P21" style:family="paragraph" style:parent-style-name="Standard">
      <style:text-properties officeooo:paragraph-rsid="002490d4"/>
    </style:style>
    <style:style style:name="P22" style:family="paragraph" style:parent-style-name="Standard">
      <style:text-properties officeooo:rsid="0024bafd" officeooo:paragraph-rsid="0024bafd"/>
    </style:style>
    <style:style style:name="P23" style:family="paragraph" style:parent-style-name="Standard">
      <style:text-properties officeooo:rsid="0024bafd" officeooo:paragraph-rsid="00258d76"/>
    </style:style>
    <style:style style:name="P24" style:family="paragraph" style:parent-style-name="Standard">
      <style:text-properties officeooo:rsid="002600ee" officeooo:paragraph-rsid="002600ee"/>
    </style:style>
    <style:style style:name="P25" style:family="paragraph" style:parent-style-name="Standard">
      <style:text-properties officeooo:rsid="0027918d" officeooo:paragraph-rsid="0027918d"/>
    </style:style>
    <style:style style:name="P26" style:family="paragraph" style:parent-style-name="Standard">
      <style:text-properties officeooo:rsid="00288ba6" officeooo:paragraph-rsid="00288ba6"/>
    </style:style>
    <style:style style:name="P27" style:family="paragraph" style:parent-style-name="Standard">
      <style:text-properties officeooo:rsid="00288ba6" officeooo:paragraph-rsid="0028b184"/>
    </style:style>
    <style:style style:name="P28" style:family="paragraph" style:parent-style-name="Standard">
      <style:text-properties officeooo:rsid="00292a69" officeooo:paragraph-rsid="00292a69"/>
    </style:style>
    <style:style style:name="P29" style:family="paragraph" style:parent-style-name="Standard">
      <style:text-properties officeooo:rsid="00292a69" officeooo:paragraph-rsid="002a2025"/>
    </style:style>
    <style:style style:name="P30" style:family="paragraph" style:parent-style-name="Standard">
      <style:text-properties officeooo:rsid="002ed25e" officeooo:paragraph-rsid="002ed25e"/>
    </style:style>
    <style:style style:name="P31" style:family="paragraph" style:parent-style-name="Standard">
      <style:text-properties officeooo:rsid="002ed25e" officeooo:paragraph-rsid="0030dbc9"/>
    </style:style>
    <style:style style:name="P32" style:family="paragraph" style:parent-style-name="Standard">
      <style:paragraph-properties fo:text-align="center" style:justify-single-word="false"/>
      <style:text-properties fo:font-size="16pt" officeooo:rsid="001264e9" officeooo:paragraph-rsid="001264e9" style:font-size-asian="16pt" style:font-size-complex="16pt"/>
    </style:style>
    <style:style style:name="P33" style:family="paragraph" style:parent-style-name="Standard">
      <style:text-properties officeooo:rsid="0043c237" officeooo:paragraph-rsid="0043c237"/>
    </style:style>
    <style:style style:name="P34" style:family="paragraph" style:parent-style-name="Standard">
      <style:text-properties officeooo:rsid="0043c237" officeooo:paragraph-rsid="004ea8ce"/>
    </style:style>
    <style:style style:name="P35" style:family="paragraph" style:parent-style-name="Standard">
      <style:text-properties officeooo:rsid="0043c237" officeooo:paragraph-rsid="00601fd7"/>
    </style:style>
    <style:style style:name="P36" style:family="paragraph" style:parent-style-name="Standard">
      <style:text-properties officeooo:rsid="0043c237" officeooo:paragraph-rsid="00687be8"/>
    </style:style>
    <style:style style:name="P37" style:family="paragraph" style:parent-style-name="Standard">
      <style:text-properties officeooo:rsid="0043c237" officeooo:paragraph-rsid="0069e238"/>
    </style:style>
    <style:style style:name="P38" style:family="paragraph" style:parent-style-name="Standard">
      <style:text-properties officeooo:rsid="0043c237" officeooo:paragraph-rsid="0101e7ee"/>
    </style:style>
    <style:style style:name="P39" style:family="paragraph" style:parent-style-name="Standard">
      <style:text-properties officeooo:rsid="0043c237" officeooo:paragraph-rsid="01074a4d"/>
    </style:style>
    <style:style style:name="P40" style:family="paragraph" style:parent-style-name="Standard">
      <style:text-properties officeooo:rsid="0043c237" officeooo:paragraph-rsid="0109f25a"/>
    </style:style>
    <style:style style:name="P41" style:family="paragraph" style:parent-style-name="Standard">
      <style:text-properties officeooo:rsid="004b8b6f" officeooo:paragraph-rsid="004b8b6f"/>
    </style:style>
    <style:style style:name="P42" style:family="paragraph" style:parent-style-name="Standard">
      <style:text-properties officeooo:rsid="004b8b6f" officeooo:paragraph-rsid="0101e7ee"/>
    </style:style>
    <style:style style:name="P43" style:family="paragraph" style:parent-style-name="Standard">
      <style:text-properties officeooo:rsid="0069e238" officeooo:paragraph-rsid="0069e238"/>
    </style:style>
    <style:style style:name="P44" style:family="paragraph" style:parent-style-name="Standard">
      <style:text-properties officeooo:rsid="0069e238" officeooo:paragraph-rsid="006b4300"/>
    </style:style>
    <style:style style:name="P45" style:family="paragraph" style:parent-style-name="Standard">
      <style:text-properties officeooo:rsid="0069e238" officeooo:paragraph-rsid="006c951d"/>
    </style:style>
    <style:style style:name="P46" style:family="paragraph" style:parent-style-name="Standard">
      <style:text-properties officeooo:rsid="0069e238" officeooo:paragraph-rsid="006e4e81"/>
    </style:style>
    <style:style style:name="P47" style:family="paragraph" style:parent-style-name="Standard">
      <style:text-properties officeooo:rsid="0069e238" officeooo:paragraph-rsid="006e6f57"/>
    </style:style>
    <style:style style:name="P48" style:family="paragraph" style:parent-style-name="Standard">
      <style:text-properties officeooo:rsid="0069e238" officeooo:paragraph-rsid="0091c4cb"/>
    </style:style>
    <style:style style:name="P49" style:family="paragraph" style:parent-style-name="Standard">
      <style:text-properties officeooo:rsid="0069e238" officeooo:paragraph-rsid="0094c7a7"/>
    </style:style>
    <style:style style:name="P50" style:family="paragraph" style:parent-style-name="Standard">
      <style:text-properties officeooo:rsid="0069e238" officeooo:paragraph-rsid="0095e58e"/>
    </style:style>
    <style:style style:name="P51" style:family="paragraph" style:parent-style-name="Standard">
      <style:text-properties fo:color="#0000ff" officeooo:paragraph-rsid="00c6e8ae"/>
    </style:style>
    <style:style style:name="P52" style:family="paragraph" style:parent-style-name="Standard">
      <style:text-properties fo:color="#0000ff" officeooo:paragraph-rsid="00d1addb"/>
    </style:style>
    <style:style style:name="P53" style:family="paragraph" style:parent-style-name="Standard">
      <style:text-properties fo:color="#0000ff" officeooo:paragraph-rsid="00fcdc91"/>
    </style:style>
    <style:style style:name="P54" style:family="paragraph" style:parent-style-name="Standard">
      <style:text-properties fo:color="#0000ff" officeooo:paragraph-rsid="00ff3222"/>
    </style:style>
    <style:style style:name="P55" style:family="paragraph" style:parent-style-name="Standard">
      <style:text-properties fo:color="#0000ff" officeooo:rsid="01011eb7" officeooo:paragraph-rsid="01011eb7"/>
    </style:style>
    <style:style style:name="P56" style:family="paragraph" style:parent-style-name="Standard">
      <style:text-properties fo:color="#0000ff" officeooo:rsid="01011eb7" officeooo:paragraph-rsid="0109f25a"/>
    </style:style>
    <style:style style:name="P57" style:family="paragraph" style:parent-style-name="Standard">
      <style:text-properties fo:color="#0000ff" officeooo:rsid="0043c237" officeooo:paragraph-rsid="0101e7ee"/>
    </style:style>
    <style:style style:name="P58" style:family="paragraph" style:parent-style-name="Standard">
      <style:text-properties fo:color="#0000ff" officeooo:rsid="010ffc62" officeooo:paragraph-rsid="01103e99"/>
    </style:style>
    <style:style style:name="P59" style:family="paragraph" style:parent-style-name="Standard">
      <style:text-properties fo:color="#0000ff" officeooo:rsid="011015ec" officeooo:paragraph-rsid="011015ec"/>
    </style:style>
    <style:style style:name="P60" style:family="paragraph" style:parent-style-name="Standard">
      <style:text-properties fo:color="#0000ff" officeooo:rsid="01103e99" officeooo:paragraph-rsid="01103e99"/>
    </style:style>
    <style:style style:name="P61" style:family="paragraph" style:parent-style-name="Standard">
      <style:text-properties fo:color="#0000ff" officeooo:rsid="01103e99" officeooo:paragraph-rsid="0115841a"/>
    </style:style>
    <style:style style:name="P62" style:family="paragraph" style:parent-style-name="Standard">
      <style:text-properties fo:color="#0000ff" officeooo:rsid="01103e99" officeooo:paragraph-rsid="0116ad36"/>
    </style:style>
    <style:style style:name="P63" style:family="paragraph" style:parent-style-name="Standard">
      <style:text-properties fo:color="#0000ff" officeooo:rsid="01138e80" officeooo:paragraph-rsid="01138e80"/>
    </style:style>
    <style:style style:name="P64" style:family="paragraph" style:parent-style-name="Standard">
      <style:text-properties fo:color="#0000ff" officeooo:rsid="0117a9e8" officeooo:paragraph-rsid="0117a9e8"/>
    </style:style>
    <style:style style:name="P65" style:family="paragraph" style:parent-style-name="Standard">
      <style:text-properties fo:color="#0000ff" officeooo:rsid="0117a9e8" officeooo:paragraph-rsid="0118348f"/>
    </style:style>
    <style:style style:name="P66" style:family="paragraph" style:parent-style-name="Standard">
      <style:text-properties fo:color="#0000ff" officeooo:rsid="0117a9e8" officeooo:paragraph-rsid="0119c105"/>
    </style:style>
    <style:style style:name="P67" style:family="paragraph" style:parent-style-name="Standard">
      <style:text-properties fo:color="#0000ff" officeooo:rsid="0117a9e8" officeooo:paragraph-rsid="011b36b5"/>
    </style:style>
    <style:style style:name="P68" style:family="paragraph" style:parent-style-name="Standard">
      <style:text-properties fo:color="#0000ff" officeooo:rsid="0118348f" officeooo:paragraph-rsid="0118348f"/>
    </style:style>
    <style:style style:name="P69" style:family="paragraph" style:parent-style-name="Standard">
      <style:text-properties fo:color="#0000ff" officeooo:rsid="011b36b5" officeooo:paragraph-rsid="011b36b5"/>
    </style:style>
    <style:style style:name="P70" style:family="paragraph" style:parent-style-name="Standard">
      <style:text-properties fo:color="#0000ff" officeooo:rsid="011b36b5" officeooo:paragraph-rsid="011b795c"/>
    </style:style>
    <style:style style:name="P71" style:family="paragraph" style:parent-style-name="Standard">
      <style:text-properties fo:color="#0000ff" officeooo:rsid="011daa07" officeooo:paragraph-rsid="011daa07"/>
    </style:style>
    <style:style style:name="P72" style:family="paragraph" style:parent-style-name="Standard">
      <style:text-properties officeooo:paragraph-rsid="0078a14a"/>
    </style:style>
    <style:style style:name="P73" style:family="paragraph" style:parent-style-name="Standard">
      <style:text-properties officeooo:paragraph-rsid="0085a8fc"/>
    </style:style>
    <style:style style:name="P74" style:family="paragraph" style:parent-style-name="Standard">
      <style:text-properties officeooo:paragraph-rsid="0086a161"/>
    </style:style>
    <style:style style:name="P75" style:family="paragraph" style:parent-style-name="Standard">
      <style:text-properties officeooo:paragraph-rsid="008bdf39"/>
    </style:style>
    <style:style style:name="P76" style:family="paragraph" style:parent-style-name="Standard">
      <style:text-properties officeooo:paragraph-rsid="008d1b9e"/>
    </style:style>
    <style:style style:name="P77" style:family="paragraph" style:parent-style-name="Standard">
      <style:text-properties officeooo:paragraph-rsid="0094c7a7"/>
    </style:style>
    <style:style style:name="P78" style:family="paragraph" style:parent-style-name="Standard">
      <style:text-properties officeooo:paragraph-rsid="009c0a9c"/>
    </style:style>
    <style:style style:name="P79" style:family="paragraph" style:parent-style-name="Standard">
      <style:text-properties officeooo:paragraph-rsid="009d8122"/>
    </style:style>
    <style:style style:name="P80" style:family="paragraph" style:parent-style-name="Standard">
      <style:text-properties officeooo:paragraph-rsid="00a64113"/>
    </style:style>
    <style:style style:name="P81" style:family="paragraph" style:parent-style-name="Standard">
      <style:text-properties officeooo:paragraph-rsid="00a6aa41"/>
    </style:style>
    <style:style style:name="P82" style:family="paragraph" style:parent-style-name="Standard">
      <style:text-properties officeooo:paragraph-rsid="00a7d391"/>
    </style:style>
    <style:style style:name="P83" style:family="paragraph" style:parent-style-name="Standard">
      <style:text-properties officeooo:paragraph-rsid="00aafa0c"/>
    </style:style>
    <style:style style:name="P84" style:family="paragraph" style:parent-style-name="Standard">
      <style:text-properties officeooo:paragraph-rsid="00ac732e"/>
    </style:style>
    <style:style style:name="P85" style:family="paragraph" style:parent-style-name="Standard">
      <style:text-properties officeooo:paragraph-rsid="00af0750"/>
    </style:style>
    <style:style style:name="P86" style:family="paragraph" style:parent-style-name="Standard">
      <style:text-properties officeooo:paragraph-rsid="00b181c3"/>
    </style:style>
    <style:style style:name="P87" style:family="paragraph" style:parent-style-name="Standard">
      <style:text-properties officeooo:paragraph-rsid="00b32077"/>
    </style:style>
    <style:style style:name="P88" style:family="paragraph" style:parent-style-name="Standard">
      <style:text-properties officeooo:paragraph-rsid="00b4a707"/>
    </style:style>
    <style:style style:name="P89" style:family="paragraph" style:parent-style-name="Standard">
      <style:text-properties officeooo:rsid="00b62a30" officeooo:paragraph-rsid="00b62a30"/>
    </style:style>
    <style:style style:name="P90" style:family="paragraph" style:parent-style-name="Standard">
      <style:text-properties officeooo:rsid="00b62a30" officeooo:paragraph-rsid="00b89c64"/>
    </style:style>
    <style:style style:name="P91" style:family="paragraph" style:parent-style-name="Standard">
      <style:text-properties officeooo:rsid="00b62a30" officeooo:paragraph-rsid="00ba5d98"/>
    </style:style>
    <style:style style:name="P92" style:family="paragraph" style:parent-style-name="Standard">
      <style:text-properties officeooo:rsid="00b62a30" officeooo:paragraph-rsid="00baef07"/>
    </style:style>
    <style:style style:name="P93" style:family="paragraph" style:parent-style-name="Standard">
      <style:text-properties officeooo:paragraph-rsid="00c0e8e7"/>
    </style:style>
    <style:style style:name="P94" style:family="paragraph" style:parent-style-name="Standard">
      <style:text-properties officeooo:paragraph-rsid="00c2d37c"/>
    </style:style>
    <style:style style:name="P95" style:family="paragraph" style:parent-style-name="Standard">
      <style:text-properties officeooo:paragraph-rsid="00c546b6"/>
    </style:style>
    <style:style style:name="P96" style:family="paragraph" style:parent-style-name="Standard">
      <style:text-properties officeooo:paragraph-rsid="00c93ead"/>
    </style:style>
    <style:style style:name="P97" style:family="paragraph" style:parent-style-name="Standard">
      <style:text-properties fo:color="#000000" fo:font-weight="bold" officeooo:rsid="0077cfe3" officeooo:paragraph-rsid="0094c7a7"/>
    </style:style>
    <style:style style:name="P98" style:family="paragraph" style:parent-style-name="Standard">
      <style:text-properties fo:color="#000000" fo:font-weight="bold" officeooo:rsid="0077cfe3" officeooo:paragraph-rsid="0091c4cb"/>
    </style:style>
    <style:style style:name="P99" style:family="paragraph" style:parent-style-name="Standard">
      <style:text-properties fo:color="#000000" fo:font-weight="bold" officeooo:rsid="0077cfe3" officeooo:paragraph-rsid="008489b2"/>
    </style:style>
    <style:style style:name="P100" style:family="paragraph" style:parent-style-name="Standard">
      <style:text-properties fo:color="#000000" fo:font-weight="bold" officeooo:rsid="0077cfe3" officeooo:paragraph-rsid="007601cd"/>
    </style:style>
    <style:style style:name="P101" style:family="paragraph" style:parent-style-name="Standard">
      <style:text-properties fo:color="#000000" fo:font-weight="bold" officeooo:rsid="0076a4fc" officeooo:paragraph-rsid="009a790b"/>
    </style:style>
    <style:style style:name="P102" style:family="paragraph" style:parent-style-name="Standard">
      <style:text-properties fo:color="#000000" fo:font-weight="bold" officeooo:rsid="0076a4fc" officeooo:paragraph-rsid="0083688b"/>
    </style:style>
    <style:style style:name="P103" style:family="paragraph" style:parent-style-name="Standard">
      <style:text-properties fo:color="#000000" fo:font-weight="bold" officeooo:rsid="0076a4fc" officeooo:paragraph-rsid="00d7a1f0"/>
    </style:style>
    <style:style style:name="P104" style:family="paragraph" style:parent-style-name="Standard">
      <style:text-properties fo:color="#000000" fo:font-weight="bold" officeooo:rsid="0076a4fc" officeooo:paragraph-rsid="00e7727f"/>
    </style:style>
    <style:style style:name="P105" style:family="paragraph" style:parent-style-name="Standard">
      <style:text-properties fo:color="#000000" fo:font-weight="bold" officeooo:rsid="0076a4fc" officeooo:paragraph-rsid="00e8eb98"/>
    </style:style>
    <style:style style:name="P106" style:family="paragraph" style:parent-style-name="Standard">
      <style:text-properties fo:color="#000000" fo:font-weight="bold" officeooo:rsid="0076a4fc" officeooo:paragraph-rsid="00eb901f"/>
    </style:style>
    <style:style style:name="P107" style:family="paragraph" style:parent-style-name="Standard">
      <style:text-properties fo:color="#000000" fo:font-weight="bold" officeooo:rsid="0076a4fc" officeooo:paragraph-rsid="00ecdf1b"/>
    </style:style>
    <style:style style:name="P108" style:family="paragraph" style:parent-style-name="Standard">
      <style:text-properties fo:color="#000000" fo:font-weight="bold" officeooo:rsid="009d8122" officeooo:paragraph-rsid="009c0a9c"/>
    </style:style>
    <style:style style:name="P109" style:family="paragraph" style:parent-style-name="Standard">
      <style:text-properties fo:color="#000000" fo:font-weight="bold" officeooo:rsid="0083ae64" officeooo:paragraph-rsid="0086a161"/>
    </style:style>
    <style:style style:name="P110" style:family="paragraph" style:parent-style-name="Standard">
      <style:text-properties fo:color="#000000" fo:font-weight="bold" officeooo:rsid="00a397f2" officeooo:paragraph-rsid="0078a14a"/>
    </style:style>
    <style:style style:name="P111" style:family="paragraph" style:parent-style-name="Standard">
      <style:text-properties fo:color="#000000" fo:font-weight="bold" officeooo:rsid="00a49a0b" officeooo:paragraph-rsid="00a49a0b"/>
    </style:style>
    <style:style style:name="P112" style:family="paragraph" style:parent-style-name="Standard">
      <style:text-properties fo:color="#000000" fo:font-weight="bold" officeooo:rsid="00aafa0c" officeooo:paragraph-rsid="00ac732e"/>
    </style:style>
    <style:style style:name="P113" style:family="paragraph" style:parent-style-name="Standard">
      <style:text-properties fo:color="#000000" fo:font-weight="bold" officeooo:rsid="00aafa0c" officeooo:paragraph-rsid="00af0750"/>
    </style:style>
    <style:style style:name="P114" style:family="paragraph" style:parent-style-name="Standard">
      <style:text-properties fo:color="#000000" fo:font-weight="bold" officeooo:rsid="00b32077" officeooo:paragraph-rsid="00b32077"/>
    </style:style>
    <style:style style:name="P115" style:family="paragraph" style:parent-style-name="Standard">
      <style:text-properties fo:color="#000000" fo:font-weight="bold" officeooo:rsid="00b4a707" officeooo:paragraph-rsid="00b4a707"/>
    </style:style>
    <style:style style:name="P116" style:family="paragraph" style:parent-style-name="Standard">
      <style:text-properties fo:color="#000000" fo:font-weight="bold" officeooo:rsid="00b4a707" officeooo:paragraph-rsid="00c93ead"/>
    </style:style>
    <style:style style:name="P117" style:family="paragraph" style:parent-style-name="Standard">
      <style:text-properties fo:color="#000000" fo:font-weight="bold" officeooo:rsid="00b4a707" officeooo:paragraph-rsid="00fcdc91"/>
    </style:style>
    <style:style style:name="P118" style:family="paragraph" style:parent-style-name="Standard">
      <style:text-properties fo:color="#000000" fo:font-weight="bold" officeooo:rsid="00b4a707" officeooo:paragraph-rsid="01023505"/>
    </style:style>
    <style:style style:name="P119" style:family="paragraph" style:parent-style-name="Standard">
      <style:text-properties fo:color="#000000" fo:font-weight="bold" officeooo:rsid="00b4f435" officeooo:paragraph-rsid="00b4a707"/>
    </style:style>
    <style:style style:name="P120" style:family="paragraph" style:parent-style-name="Standard">
      <style:text-properties fo:color="#000000" fo:font-weight="bold" officeooo:rsid="00b62a30" officeooo:paragraph-rsid="00b75abc"/>
    </style:style>
    <style:style style:name="P121" style:family="paragraph" style:parent-style-name="Standard">
      <style:text-properties fo:color="#000000" fo:font-weight="bold" officeooo:rsid="00ba5d98" officeooo:paragraph-rsid="00ba5d98"/>
    </style:style>
    <style:style style:name="P122" style:family="paragraph" style:parent-style-name="Standard">
      <style:text-properties fo:color="#000000" fo:font-weight="bold" officeooo:rsid="00c6e8ae" officeooo:paragraph-rsid="00c6e8ae"/>
    </style:style>
    <style:style style:name="P123" style:family="paragraph" style:parent-style-name="Standard">
      <style:text-properties fo:color="#000000" fo:font-weight="bold" officeooo:rsid="00cf78f3" officeooo:paragraph-rsid="00d1addb"/>
    </style:style>
    <style:style style:name="P124" style:family="paragraph" style:parent-style-name="Standard">
      <style:text-properties fo:color="#000000" fo:font-weight="bold" officeooo:rsid="00d8e9c5" officeooo:paragraph-rsid="00d8e9c5"/>
    </style:style>
    <style:style style:name="P125" style:family="paragraph" style:parent-style-name="Standard">
      <style:text-properties fo:color="#000000" fo:font-weight="bold" officeooo:rsid="00d8e9c5" officeooo:paragraph-rsid="00dae1c5"/>
    </style:style>
    <style:style style:name="P126" style:family="paragraph" style:parent-style-name="Standard">
      <style:text-properties fo:color="#000000" fo:font-weight="bold" officeooo:rsid="00eda6c4" officeooo:paragraph-rsid="00eda6c4"/>
    </style:style>
    <style:style style:name="P127" style:family="paragraph" style:parent-style-name="Standard">
      <style:text-properties fo:color="#000000" fo:font-weight="bold" officeooo:rsid="00f68871" officeooo:paragraph-rsid="00f68871"/>
    </style:style>
    <style:style style:name="P128" style:family="paragraph" style:parent-style-name="Standard">
      <style:text-properties fo:color="#000000" fo:font-weight="bold" officeooo:rsid="00f69509" officeooo:paragraph-rsid="00f68871"/>
    </style:style>
    <style:style style:name="P129" style:family="paragraph" style:parent-style-name="Standard">
      <style:text-properties fo:color="#000000" fo:font-weight="bold" officeooo:rsid="00f69509" officeooo:paragraph-rsid="01023505"/>
    </style:style>
    <style:style style:name="P130" style:family="paragraph" style:parent-style-name="Standard">
      <style:text-properties fo:color="#000000" officeooo:paragraph-rsid="00fcdc91"/>
    </style:style>
    <style:style style:name="P131" style:family="paragraph" style:parent-style-name="Standard">
      <style:text-properties fo:color="#000000" officeooo:paragraph-rsid="00ff3222"/>
    </style:style>
    <style:style style:name="P132" style:family="paragraph" style:parent-style-name="Standard">
      <style:text-properties fo:color="#000000" fo:font-size="10.5pt" fo:font-weight="normal" officeooo:rsid="0043c237" officeooo:paragraph-rsid="01074a4d" style:font-size-asian="10.5pt" style:font-weight-asian="normal" style:font-size-complex="10.5pt" style:font-weight-complex="normal"/>
    </style:style>
    <style:style style:name="P133" style:family="paragraph" style:parent-style-name="Standard">
      <style:text-properties fo:color="#000000" fo:font-size="10.5pt" fo:font-weight="normal" officeooo:rsid="0043c237" officeooo:paragraph-rsid="01023505" style:font-size-asian="10.5pt" style:font-weight-asian="normal" style:font-size-complex="10.5pt" style:font-weight-complex="normal"/>
    </style:style>
    <style:style style:name="P134" style:family="paragraph" style:parent-style-name="Standard">
      <style:text-properties fo:color="#000000" fo:font-size="10.5pt" fo:font-weight="normal" officeooo:rsid="0043c237" officeooo:paragraph-rsid="0106fb06" style:font-size-asian="10.5pt" style:font-weight-asian="normal" style:font-size-complex="10.5pt" style:font-weight-complex="normal"/>
    </style:style>
    <style:style style:name="P135" style:family="paragraph" style:parent-style-name="Standard">
      <style:text-properties fo:color="#000000" fo:font-size="10.5pt" fo:font-weight="normal" officeooo:rsid="01011eb7" officeooo:paragraph-rsid="01077768" style:font-size-asian="10.5pt" style:font-weight-asian="normal" style:font-size-complex="10.5pt" style:font-weight-complex="normal"/>
    </style:style>
    <style:style style:name="P136" style:family="paragraph" style:parent-style-name="Standard">
      <style:text-properties fo:color="#000000" style:font-name="宋体1" fo:font-size="10.5pt" officeooo:rsid="01011eb7" officeooo:paragraph-rsid="0109f25a" style:font-name-asian="宋体1" style:font-size-asian="10.5pt" style:font-size-complex="10.5pt"/>
    </style:style>
    <style:style style:name="P137" style:family="paragraph" style:parent-style-name="Standard">
      <style:text-properties fo:color="#000000" officeooo:rsid="01011eb7" officeooo:paragraph-rsid="01103e99"/>
    </style:style>
    <style:style style:name="P138" style:family="paragraph" style:parent-style-name="Standard">
      <style:text-properties officeooo:paragraph-rsid="00d560b4"/>
    </style:style>
    <style:style style:name="P139" style:family="paragraph" style:parent-style-name="Standard">
      <style:text-properties officeooo:paragraph-rsid="00d8e9c5"/>
    </style:style>
    <style:style style:name="P140" style:family="paragraph" style:parent-style-name="Standard">
      <style:text-properties officeooo:paragraph-rsid="01023505"/>
    </style:style>
    <style:style style:name="P141" style:family="paragraph" style:parent-style-name="Standard">
      <style:text-properties officeooo:rsid="010ea7dc" officeooo:paragraph-rsid="010ea7dc"/>
    </style:style>
    <style:style style:name="P142" style:family="paragraph" style:parent-style-name="Standard">
      <style:paragraph-properties fo:break-before="page"/>
      <style:text-properties officeooo:rsid="0015b195" officeooo:paragraph-rsid="001bded1"/>
    </style:style>
    <style:style style:name="P143" style:family="paragraph" style:parent-style-name="Standard">
      <style:paragraph-properties fo:break-before="page"/>
      <style:text-properties officeooo:rsid="0015b195" officeooo:paragraph-rsid="0038bc18"/>
    </style:style>
    <style:style style:name="P144" style:family="paragraph" style:parent-style-name="Standard">
      <style:paragraph-properties fo:break-before="page"/>
      <style:text-properties officeooo:rsid="002ed25e" officeooo:paragraph-rsid="0030dbc9"/>
    </style:style>
    <style:style style:name="P145" style:family="paragraph" style:parent-style-name="Standard">
      <style:paragraph-properties fo:break-before="page"/>
      <style:text-properties officeooo:rsid="0069e238" officeooo:paragraph-rsid="006e6f57"/>
    </style:style>
    <style:style style:name="P146" style:family="paragraph" style:parent-style-name="Standard">
      <style:paragraph-properties fo:break-before="page"/>
      <style:text-properties officeooo:paragraph-rsid="0078a14a"/>
    </style:style>
    <style:style style:name="P147" style:family="paragraph" style:parent-style-name="Standard">
      <style:paragraph-properties fo:break-before="page"/>
      <style:text-properties fo:color="#000000" fo:font-weight="bold" officeooo:rsid="00d8e9c5" officeooo:paragraph-rsid="00d8e9c5"/>
    </style:style>
    <style:style style:name="P148" style:family="paragraph" style:parent-style-name="Standard">
      <style:paragraph-properties fo:break-before="page"/>
      <style:text-properties fo:color="#000000" fo:font-weight="bold" officeooo:rsid="00d8e9c5" officeooo:paragraph-rsid="00dae1c5"/>
    </style:style>
    <style:style style:name="P149" style:family="paragraph" style:parent-style-name="Standard">
      <style:paragraph-properties fo:break-before="page"/>
      <style:text-properties fo:color="#000000" fo:font-weight="bold" officeooo:rsid="00f69509" officeooo:paragraph-rsid="00f68871"/>
    </style:style>
    <style:style style:name="P150" style:family="paragraph" style:parent-style-name="Standard">
      <style:paragraph-properties fo:break-before="page"/>
      <style:text-properties fo:color="#0000ff" officeooo:rsid="01103e99" officeooo:paragraph-rsid="011d3945"/>
    </style:style>
    <style:style style:name="P151" style:family="paragraph" style:parent-style-name="Standard" style:master-page-name="">
      <loext:graphic-properties draw:fill="none"/>
      <style:paragraph-properties fo:margin-left="3.6cm" fo:margin-right="0cm" fo:text-indent="-3.6cm" style:auto-text-indent="false" style:page-number="auto" fo:background-color="transparent"/>
      <style:text-properties fo:color="#000000" officeooo:rsid="01011eb7" officeooo:paragraph-rsid="01077768"/>
    </style:style>
    <style:style style:name="P152" style:family="paragraph" style:parent-style-name="Standard">
      <style:paragraph-properties fo:padding="0.074cm" fo:border-left="none" fo:border-right="none" fo:border-top="none" fo:border-bottom="0.06pt solid #000000" style:join-border="false"/>
      <style:text-properties fo:color="#0000ff" officeooo:rsid="01103e99" officeooo:paragraph-rsid="01103e99"/>
    </style:style>
    <style:style style:name="P153" style:family="paragraph" style:parent-style-name="Standard">
      <style:text-properties fo:color="#800000" officeooo:rsid="0115841a" officeooo:paragraph-rsid="011d3945"/>
    </style:style>
    <style:style style:name="P154" style:family="paragraph" style:parent-style-name="Standard">
      <style:text-properties fo:color="#800000" officeooo:rsid="0118348f" officeooo:paragraph-rsid="0119c105"/>
    </style:style>
    <style:style style:name="P155" style:family="paragraph" style:parent-style-name="Standard">
      <style:text-properties fo:color="#0000ff" officeooo:rsid="0116ad36" officeooo:paragraph-rsid="0116ad36"/>
    </style:style>
    <style:style style:name="P156" style:family="paragraph" style:parent-style-name="Standard">
      <style:text-properties fo:color="#0000ff" officeooo:rsid="0118348f" officeooo:paragraph-rsid="0118348f"/>
    </style:style>
    <style:style style:name="P157" style:family="paragraph" style:parent-style-name="Standard">
      <style:text-properties fo:color="#0000ff" officeooo:rsid="0117a9e8" officeooo:paragraph-rsid="011d3945"/>
    </style:style>
    <style:style style:name="P158" style:family="paragraph" style:parent-style-name="Standard">
      <style:text-properties fo:color="#0000ff" officeooo:rsid="0117a9e8" officeooo:paragraph-rsid="011daa07"/>
    </style:style>
    <style:style style:name="P159" style:family="paragraph" style:parent-style-name="Standard">
      <style:text-properties fo:color="#0000ff" officeooo:rsid="011d3945" officeooo:paragraph-rsid="011d3945"/>
    </style:style>
    <style:style style:name="P160" style:family="paragraph" style:parent-style-name="Standard">
      <style:text-properties fo:color="#0000ff" officeooo:rsid="011b36b5" officeooo:paragraph-rsid="011b36b5"/>
    </style:style>
    <style:style style:name="P161" style:family="paragraph" style:parent-style-name="Standard">
      <style:text-properties fo:color="#0000ff" officeooo:rsid="011daa07" officeooo:paragraph-rsid="011daa07"/>
    </style:style>
    <style:style style:name="T1" style:family="text">
      <style:text-properties officeooo:rsid="0013243b"/>
    </style:style>
    <style:style style:name="T2" style:family="text">
      <style:text-properties officeooo:rsid="0015b195"/>
    </style:style>
    <style:style style:name="T3" style:family="text">
      <style:text-properties officeooo:rsid="00167c98"/>
    </style:style>
    <style:style style:name="T4" style:family="text">
      <style:text-properties officeooo:rsid="0017c646"/>
    </style:style>
    <style:style style:name="T5" style:family="text">
      <style:text-properties officeooo:rsid="0017cd3a"/>
    </style:style>
    <style:style style:name="T6" style:family="text">
      <style:text-properties officeooo:rsid="001862a9"/>
    </style:style>
    <style:style style:name="T7" style:family="text">
      <style:text-properties officeooo:rsid="001a2905"/>
    </style:style>
    <style:style style:name="T8" style:family="text">
      <style:text-properties officeooo:rsid="001bded1"/>
    </style:style>
    <style:style style:name="T9" style:family="text">
      <style:text-properties officeooo:rsid="001ddfb9"/>
    </style:style>
    <style:style style:name="T10" style:family="text">
      <style:text-properties officeooo:rsid="00258d76"/>
    </style:style>
    <style:style style:name="T11" style:family="text">
      <style:text-properties officeooo:rsid="0027918d"/>
    </style:style>
    <style:style style:name="T12" style:family="text">
      <style:text-properties officeooo:rsid="00288ba6"/>
    </style:style>
    <style:style style:name="T13" style:family="text">
      <style:text-properties officeooo:rsid="0030dbc9"/>
    </style:style>
    <style:style style:name="T14" style:family="text">
      <style:text-properties officeooo:rsid="0034d011"/>
    </style:style>
    <style:style style:name="T15" style:family="text">
      <style:text-properties officeooo:rsid="003a500d"/>
    </style:style>
    <style:style style:name="T16" style:family="text">
      <style:text-properties officeooo:rsid="00466958"/>
    </style:style>
    <style:style style:name="T17" style:family="text">
      <style:text-properties officeooo:rsid="004fee1c"/>
    </style:style>
    <style:style style:name="T18" style:family="text">
      <style:text-properties officeooo:rsid="00601fd7"/>
    </style:style>
    <style:style style:name="T19" style:family="text">
      <style:text-properties officeooo:rsid="0043c237"/>
    </style:style>
    <style:style style:name="T20" style:family="text">
      <style:text-properties officeooo:rsid="00610d3f"/>
    </style:style>
    <style:style style:name="T21" style:family="text">
      <style:text-properties officeooo:rsid="00673aee"/>
    </style:style>
    <style:style style:name="T22" style:family="text">
      <style:text-properties officeooo:rsid="006b4300"/>
    </style:style>
    <style:style style:name="T23" style:family="text">
      <style:text-properties officeooo:rsid="006e6f57"/>
    </style:style>
    <style:style style:name="T24" style:family="text">
      <style:text-properties officeooo:rsid="0072a5df"/>
    </style:style>
    <style:style style:name="T25" style:family="text">
      <style:text-properties officeooo:rsid="00747837"/>
    </style:style>
    <style:style style:name="T26" style:family="text">
      <style:text-properties fo:color="#000000" fo:font-weight="bold"/>
    </style:style>
    <style:style style:name="T27" style:family="text">
      <style:text-properties fo:color="#000000" fo:font-weight="bold" officeooo:rsid="007601cd"/>
    </style:style>
    <style:style style:name="T28" style:family="text">
      <style:text-properties fo:color="#000000" fo:font-weight="bold" officeooo:rsid="0076a4fc"/>
    </style:style>
    <style:style style:name="T29" style:family="text">
      <style:text-properties fo:color="#000000" fo:font-weight="bold" officeooo:rsid="0077cfe3"/>
    </style:style>
    <style:style style:name="T30" style:family="text">
      <style:text-properties fo:color="#000000" fo:font-weight="bold" officeooo:rsid="007e83c1"/>
    </style:style>
    <style:style style:name="T31" style:family="text">
      <style:text-properties fo:color="#000000" fo:font-weight="bold" officeooo:rsid="0081488d"/>
    </style:style>
    <style:style style:name="T32" style:family="text">
      <style:text-properties fo:color="#000000" fo:font-weight="bold" officeooo:rsid="0083ae64"/>
    </style:style>
    <style:style style:name="T33" style:family="text">
      <style:text-properties fo:color="#000000" fo:font-weight="bold" officeooo:rsid="008489b2"/>
    </style:style>
    <style:style style:name="T34" style:family="text">
      <style:text-properties fo:color="#000000" fo:font-weight="bold" officeooo:rsid="0088f869"/>
    </style:style>
    <style:style style:name="T35" style:family="text">
      <style:text-properties fo:color="#000000" fo:font-weight="bold" officeooo:rsid="008aa6b9"/>
    </style:style>
    <style:style style:name="T36" style:family="text">
      <style:text-properties fo:color="#000000" fo:font-weight="bold" officeooo:rsid="008bdf39"/>
    </style:style>
    <style:style style:name="T37" style:family="text">
      <style:text-properties fo:color="#000000" fo:font-weight="bold" officeooo:rsid="0097b5e4"/>
    </style:style>
    <style:style style:name="T38" style:family="text">
      <style:text-properties fo:color="#000000" fo:font-weight="bold" officeooo:rsid="009b281c"/>
    </style:style>
    <style:style style:name="T39" style:family="text">
      <style:text-properties fo:color="#000000" fo:font-weight="bold" officeooo:rsid="009d8122"/>
    </style:style>
    <style:style style:name="T40" style:family="text">
      <style:text-properties fo:color="#000000" fo:font-weight="bold" officeooo:rsid="00a397f2"/>
    </style:style>
    <style:style style:name="T41" style:family="text">
      <style:text-properties fo:color="#000000" fo:font-weight="bold" officeooo:rsid="00a49a0b"/>
    </style:style>
    <style:style style:name="T42" style:family="text">
      <style:text-properties fo:color="#000000" fo:font-weight="bold" officeooo:rsid="00a7d391"/>
    </style:style>
    <style:style style:name="T43" style:family="text">
      <style:text-properties fo:color="#000000" fo:font-weight="bold" officeooo:rsid="00aafa0c"/>
    </style:style>
    <style:style style:name="T44" style:family="text">
      <style:text-properties fo:color="#000000" fo:font-weight="bold" officeooo:rsid="00ae05e5"/>
    </style:style>
    <style:style style:name="T45" style:family="text">
      <style:text-properties fo:color="#000000" fo:font-weight="bold" officeooo:rsid="00b32077"/>
    </style:style>
    <style:style style:name="T46" style:family="text">
      <style:text-properties fo:color="#000000" fo:font-weight="bold" officeooo:rsid="00b4a707"/>
    </style:style>
    <style:style style:name="T47" style:family="text">
      <style:text-properties fo:color="#000000" fo:font-weight="bold" officeooo:rsid="00b4f435"/>
    </style:style>
    <style:style style:name="T48" style:family="text">
      <style:text-properties fo:color="#000000" fo:font-weight="bold" officeooo:rsid="00b75abc"/>
    </style:style>
    <style:style style:name="T49" style:family="text">
      <style:text-properties fo:color="#000000" fo:font-weight="bold" officeooo:rsid="00ba5d98"/>
    </style:style>
    <style:style style:name="T50" style:family="text">
      <style:text-properties fo:color="#000000" fo:font-weight="bold" officeooo:rsid="00baef07"/>
    </style:style>
    <style:style style:name="T51" style:family="text">
      <style:text-properties fo:color="#000000" fo:font-weight="bold" officeooo:rsid="00c6e8ae"/>
    </style:style>
    <style:style style:name="T52" style:family="text">
      <style:text-properties fo:color="#000000" fo:font-weight="bold" officeooo:rsid="00cbd90f"/>
    </style:style>
    <style:style style:name="T53" style:family="text">
      <style:text-properties fo:color="#000000" fo:font-weight="bold" officeooo:rsid="00cd97c2"/>
    </style:style>
    <style:style style:name="T54" style:family="text">
      <style:text-properties fo:color="#000000" fo:font-weight="bold" officeooo:rsid="00cf78f3"/>
    </style:style>
    <style:style style:name="T55" style:family="text">
      <style:text-properties fo:color="#000000" fo:font-weight="bold" officeooo:rsid="00d8e9c5"/>
    </style:style>
    <style:style style:name="T56" style:family="text">
      <style:text-properties fo:color="#000000" fo:font-weight="bold" officeooo:rsid="00d8e9c5" style:font-weight-asian="bold"/>
    </style:style>
    <style:style style:name="T57" style:family="text">
      <style:text-properties fo:color="#000000" style:text-position="33% 80%" fo:font-weight="bold" officeooo:rsid="00d8e9c5"/>
    </style:style>
    <style:style style:name="T58" style:family="text">
      <style:text-properties fo:color="#000000" fo:font-size="10.5pt" fo:font-weight="normal" style:font-size-asian="10.5pt" style:font-weight-asian="normal" style:font-size-complex="10.5pt" style:font-weight-complex="normal"/>
    </style:style>
    <style:style style:name="T59" style:family="text">
      <style:text-properties officeooo:rsid="0069e238"/>
    </style:style>
    <style:style style:name="T60" style:family="text">
      <style:text-properties fo:color="#990000"/>
    </style:style>
    <style:style style:name="T61" style:family="text">
      <style:text-properties fo:color="#990000" fo:font-weight="bold" officeooo:rsid="00a397f2"/>
    </style:style>
    <style:style style:name="T62" style:family="text">
      <style:text-properties fo:color="#990000" fo:font-weight="bold" officeooo:rsid="00aafa0c"/>
    </style:style>
    <style:style style:name="T63" style:family="text">
      <style:text-properties fo:color="#990000" fo:font-weight="bold" officeooo:rsid="00b4f435"/>
    </style:style>
    <style:style style:name="T64" style:family="text">
      <style:text-properties fo:color="#990000" fo:font-weight="bold" officeooo:rsid="00c64685"/>
    </style:style>
    <style:style style:name="T65" style:family="text">
      <style:text-properties fo:color="#990000" fo:font-weight="bold" officeooo:rsid="00c6e8ae"/>
    </style:style>
    <style:style style:name="T66" style:family="text">
      <style:text-properties fo:color="#990000" fo:font-weight="bold" officeooo:rsid="00cf78f3"/>
    </style:style>
    <style:style style:name="T67" style:family="text">
      <style:text-properties fo:color="#990000" officeooo:rsid="00b4f435"/>
    </style:style>
    <style:style style:name="T68" style:family="text">
      <style:text-properties officeooo:rsid="00d560b4"/>
    </style:style>
    <style:style style:name="T69" style:family="text">
      <style:text-properties officeooo:rsid="00d7a1f0"/>
    </style:style>
    <style:style style:name="T70" style:family="text">
      <style:text-properties officeooo:rsid="00dae1c5"/>
    </style:style>
    <style:style style:name="T71" style:family="text">
      <style:text-properties fo:font-size="15pt" fo:font-weight="bold" style:font-size-asian="15pt" style:font-weight-asian="bold" style:font-size-complex="15pt" style:font-weight-complex="bold"/>
    </style:style>
    <style:style style:name="T72" style:family="text">
      <style:text-properties officeooo:rsid="00e7727f"/>
    </style:style>
    <style:style style:name="T73" style:family="text">
      <style:text-properties fo:font-size="14pt" style:font-size-asian="14pt" style:font-weight-asian="bold" style:font-size-complex="14pt" style:font-weight-complex="bold"/>
    </style:style>
    <style:style style:name="T74" style:family="text">
      <style:text-properties fo:font-size="10.5pt" style:font-size-asian="10.5pt" style:font-size-complex="10.5pt"/>
    </style:style>
    <style:style style:name="T75" style:family="text">
      <style:text-properties officeooo:rsid="00fcdc91"/>
    </style:style>
    <style:style style:name="T76" style:family="text">
      <style:text-properties fo:font-weight="bold"/>
    </style:style>
    <style:style style:name="T77" style:family="text">
      <style:text-properties fo:color="#0000ff"/>
    </style:style>
    <style:style style:name="T78" style:family="text">
      <style:text-properties fo:color="#0000ff" fo:font-weight="bold"/>
    </style:style>
    <style:style style:name="T79" style:family="text">
      <style:text-properties fo:color="#0000ff" officeooo:rsid="010ffc62"/>
    </style:style>
    <style:style style:name="T80" style:family="text">
      <style:text-properties officeooo:rsid="00b4a707"/>
    </style:style>
    <style:style style:name="T81" style:family="text">
      <style:text-properties style:font-name="宋体1" fo:font-size="10.5pt" style:font-name-asian="宋体1" style:font-size-asian="10.5pt" style:font-size-complex="10.5pt"/>
    </style:style>
    <style:style style:name="T82" style:family="text">
      <style:text-properties officeooo:rsid="0109f25a"/>
    </style:style>
    <style:style style:name="T83" style:family="text">
      <style:text-properties style:font-name="Liberation Serif" officeooo:rsid="0109f25a" style:font-name-asian="Liberation Serif"/>
    </style:style>
    <style:style style:name="T84" style:family="text">
      <style:text-properties style:font-name="Liberation Serif" officeooo:rsid="0109f25a"/>
    </style:style>
    <style:style style:name="T85" style:family="text">
      <style:text-properties officeooo:rsid="010e645b"/>
    </style:style>
    <style:style style:name="T86" style:family="text">
      <style:text-properties officeooo:rsid="010ea7dc"/>
    </style:style>
    <style:style style:name="T87" style:family="text">
      <style:text-properties officeooo:rsid="0115841a"/>
    </style:style>
    <style:style style:name="T88" style:family="text">
      <style:text-properties officeooo:rsid="0116ad36"/>
    </style:style>
    <style:style style:name="T89" style:family="text">
      <style:text-properties officeooo:rsid="0118348f"/>
    </style:style>
    <style:style style:name="T90" style:family="text">
      <style:text-properties officeooo:rsid="0119c105"/>
    </style:style>
    <style:style style:name="T91" style:family="text">
      <style:text-properties officeooo:rsid="011b36b5"/>
    </style:style>
    <style:style style:name="T92" style:family="text">
      <style:text-properties officeooo:rsid="011b795c"/>
    </style:style>
    <style:style style:name="T93" style:family="text">
      <style:text-properties officeooo:rsid="011d39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高通msp合并程序分析</text:p>
      <text:p text:style-name="P1"/>
      <text:p text:style-name="P11">版本 0.3</text:p>
      <text:p text:style-name="P11">日期：2016年4月19日</text:p>
      <text:p text:style-name="P12">最后修改日期：2016年4月25日</text:p>
      <text:p text:style-name="P11">源程序：<text:span text:style-name="T9">msp.py</text:span></text:p>
      <text:p text:style-name="P13">分析后带注释的程序：msp_comment.py</text:p>
      <text:p text:style-name="P138"><text:span text:style-name="T9">本文档使用的编辑器：</text:span>LibreOffice <text:s/>Writer </text:p>
      <text:p text:style-name="P138"><text:span text:style-name="T9">编辑器</text:span>网址：<text:span text:style-name="T68">https://www.libreoffice.org/zh-cn</text:span></text:p>
      <text:p text:style-name="P13"/>
      <text:p text:style-name="P1"/>
      <text:p text:style-name="P1">主要功能：program编程功能，将rawprogram.xml配置文件指定的一系列的文件合并为一个单一的singleimage.bin文件</text:p>
      <text:p text:style-name="P2">次要功能：patch 补丁功能，将patch.xml指定的一系列补丁文件，写入到singleimage.bin</text:p>
      <text:p text:style-name="P2">次要功能：<text:span text:style-name="T1">Read读功能，按照xml配置文件指定从</text:span>singleimage.bin读出数据写到指定的文件中，xml可以一次指定多个读操作。</text:p>
      <text:p text:style-name="P2"/>
      <text:p text:style-name="P3">特点：</text:p>
      <text:p text:style-name="P3">1，以上三个功能中的singleimage.bin 可以用SD卡的取代。</text:p>
      <text:p text:style-name="P3">2，程序使用<text:span text:style-name="T2">python开发，支持Linux和windows</text:span></text:p>
      <text:p text:style-name="P4">3，扇区大小支持512和4K</text:p>
      <text:p text:style-name="P5">4，如果存在 <text:span text:style-name="T3">testsparse.py 文件，可以完成附加的安全检查，sparse稀疏文件。</text:span></text:p>
      <text:p text:style-name="P5">5，<text:span text:style-name="T3">singleimage 现在支持GPT分区</text:span></text:p>
      <text:p text:style-name="P5"/>
      <text:p text:style-name="P5">选项：</text:p>
      <text:p text:style-name="P5">-<text:span text:style-name="T3">n noprompt 无提示静默模式</text:span></text:p>
      <text:p text:style-name="P5">-<text:span text:style-name="T3">t 指定输出文件夹</text:span></text:p>
      <text:p text:style-name="P5">-<text:span text:style-name="T4">r –rawprogram 这个选项指定一个xml配置，包含全部的输入文件和相应的起始地址等。</text:span></text:p>
      <text:p text:style-name="P5">-b –<text:span text:style-name="T5">sectorsize 设置磁盘映像文件的扇区尺寸</text:span></text:p>
      <text:p text:style-name="P5">-p –patch <text:s text:c="6"/>指定补丁文件的xml配置文件</text:p>
      <text:p text:style-name="P6">-<text:span text:style-name="T6">d –dest <text:s text:c="8"/>#目标文件，分两种情况：1)singleimage.bin的尺寸，2) /dev/sdb等驱动器被指定</text:span></text:p>
      <text:p text:style-name="P6">-i –interact<text:span text:style-name="T7">ive #交互模式</text:span></text:p>
      <text:p text:style-name="P6">-<text:span text:style-name="T7">s –search_path 索搜路径，xml中的文件的搜索路径</text:span></text:p>
      <text:p text:style-name="P6">-<text:span text:style-name="T8">v –verbose 冗余模式，更多的输出信息，更多的日志信息</text:span></text:p>
      <text:p text:style-name="P7">-<text:span text:style-name="T8">f –file_list <text:s/>#装载xml配置文件中的一个子集，列表中文件之间用逗号分隔的。</text:span></text:p>
      <text:p text:style-name="P7"/>
      <text:p text:style-name="P7"/>
      <text:p text:style-name="P142"/>
      <text:p text:style-name="P14">程序中的关键变量常量</text:p>
      <text:p text:style-name="P14">BLOCK_SIZE = 0x200 <text:s text:c="8"/>#块尺寸，0x200=512,就是磁盘扇区大小</text:p>
      <text:p text:style-name="P14"/>
      <text:p text:style-name="P15">#emmc最大块尺寸，64TBytes</text:p>
      <text:p text:style-name="P15">EMMCBLD_MAX_DISK_SIZE_IN_BYTES <text:s text:c="2"/>= (64*1024*1024*1024*1024) # 64TB - Terabytes</text:p>
      <text:p text:style-name="P7"/>
      <text:p text:style-name="P15"/>
      <text:p text:style-name="P15">#分割前的最大文件尺寸 10M，拷贝文件的时候，一次最多读10M，避免消耗太多内存</text:p>
      <text:p text:style-name="P15">MAX_FILE_SIZE_BEFORE_SPLIT = (10*1024*1024)</text:p>
      <text:p text:style-name="P15">#MAX_FILE_SIZE_BEFORE_SPLIT = (2048) # testing purposes</text:p>
      <text:p text:style-name="P16"/>
      <text:p text:style-name="P17">#扇区尺寸</text:p>
      <text:p text:style-name="P17">SECTOR_SIZE = 512</text:p>
      <text:p text:style-name="P17"/>
      <text:p text:style-name="P18">函数分析：</text:p>
      <text:p text:style-name="P18">def HandleNUM_DISK_SECTORS(field)</text:p>
      <text:p text:style-name="P18">这个函数理出 域中的表达式，表达式如 "NUM_DISK_SECTORS-(\d+)" 或 NUM_DISK_SECTORS，或者直接指定扇区数值。NUM_DISK_SECTORS 其实指</text:p>
      <text:p text:style-name="P20">singleimage.bin 中的扇区数，这个扇区数是用户在命令行中指定的。使用表达式的原因应该是为了在映像文件末尾保存数据，比如 gpt_backup 分区就保存在映像文件的末尾。</text:p>
      <text:p text:style-name="P21"/>
      <text:p text:style-name="P19">函数分析：</text:p>
      <text:p text:style-name="P22">def ReturnParsedValues(element)</text:p>
      <text:p text:style-name="P23">功能，解析XML后，用这个函数进一步处理，<text:span text:style-name="T10"> 首先将element 解析值存到 MyDict中，然后进行兼容性处理，对老的变量参数进行转换。下一步，同扇区数有关的表达式进行处理，解析表达式，计算出具体的扇区值。最后对补丁文件的参数进行处理。</text:span></text:p>
      <text:p text:style-name="P23"/>
      <text:p text:style-name="P23">函数分析</text:p>
      <text:p text:style-name="P24">def ParseXML(xml_filename): <text:s text:c="4"/>## this function updates all the global arrays</text:p>
      <text:p text:style-name="P24"><text:s text:c="4"/>global WriteArray,PatchArray,ReadArray,MinDiskSizeInSectors</text:p>
      <text:p text:style-name="P24"/>
      <text:p text:style-name="P24"># 多个XML配置文件中， XML元素仅有有三种标签，read,program,patch</text:p>
      <text:p text:style-name="P24"># 放入对应的三个全局数组中 WriteArray,PatchArray,ReadArray</text:p>
      <text:p text:style-name="P24"># 由于<text:span text:style-name="T11">python的强大，解析xml语言只使用了短短的一段程序</text:span></text:p>
      <text:p text:style-name="P24"/>
      <text:p text:style-name="P24">函数分析</text:p>
      <text:p text:style-name="P25">def find_file(filename, search_paths):</text:p>
      <text:p text:style-name="P25">#查找文件，在索搜路径和工作路径下，返回全路径文件名</text:p>
      <text:p text:style-name="P25"/>
      <text:p text:style-name="P25"/>
      <text:p text:style-name="P26"/>
      <text:p text:style-name="P26">函数分析 <text:s text:c="11"/></text:p>
      <text:p text:style-name="P26">def PerformRead():</text:p>
      <text:p text:style-name="P26"><text:s text:c="4"/>global ReadArray, search_paths, interactive, Filename</text:p>
      <text:p text:style-name="P26"># <text:s text:c="16"/>完成读操作</text:p>
      <text:p text:style-name="P26"># 读命令指 将 singleimage.bin 的指定扇区（起始扇区，长度）</text:p>
      <text:p text:style-name="P27"># 读到 xml配置文件 指定的文件中，（起始位置总为0，长度）</text:p>
      <text:p text:style-name="P27"/>
      <text:p text:style-name="P27">函数分析</text:p>
      <text:p text:style-name="P28">def PerformWrite():</text:p>
      <text:p text:style-name="P28"><text:s text:c="4"/>global WriteSorted, LoadSubsetOfFiles, search_paths, interactive, Filename</text:p>
      <text:p text:style-name="P28"><text:soft-page-break/>完成写操作</text:p>
      <text:p text:style-name="P29">将 xml配置文件中指定的数据（起始地址，长度）写到<text:span text:style-name="T12"> singleimage.bin中去（起始位置，长度）</text:span></text:p>
      <text:p text:style-name="P29"/>
      <text:p text:style-name="P30">函数分析 <text:s text:c="3"/></text:p>
      <text:p text:style-name="P30">def PerformPatching():</text:p>
      <text:p text:style-name="P30"><text:s text:c="4"/>global PatchArray,Patching</text:p>
      <text:p text:style-name="P30"># <text:s text:c="3"/>完成补丁操作。</text:p>
      <text:p text:style-name="P31"># 将-<text:span text:style-name="T13">p参数指定的xml配置文件中的文件 写到singleimage.bin中。</text:span></text:p>
      <text:p text:style-name="P144">MTK新合并程序需求分析</text:p>
      <text:p text:style-name="P31">1，只支持合并程序，也就是<text:span text:style-name="T14">program部分，不支持读和补丁操作。</text:span></text:p>
      <text:p text:style-name="P31">2，只写到磁盘映像文件<text:span text:style-name="T14">singleimage.bin中，不支持写SD卡</text:span></text:p>
      <text:p text:style-name="P8">3，扇区大小支持512和4K</text:p>
      <text:p text:style-name="P8">4，支持GPT分区（暂时不支持）</text:p>
      <text:p text:style-name="P9">5，不支持 <text:span text:style-name="T3">sparse稀疏文件检擦</text:span></text:p>
      <text:p text:style-name="P9">6，支持<text:span text:style-name="T15">window7,64位和32位；不支持linux。</text:span></text:p>
      <text:p text:style-name="P9">7，使用压缩的<text:span text:style-name="T20">singleimage.bin格式，不保存空白扇区。</text:span></text:p>
      <text:p text:style-name="P9">8，只支持 <text:span text:style-name="T24">pid = 0 的分区</text:span></text:p>
      <text:p text:style-name="P9"/>
      <text:p text:style-name="P9"/>
      <text:p text:style-name="P143"/>
      <text:p text:style-name="P9"><text:span text:style-name="T16">XML</text:span>可能遇到的属性值解析</text:p>
      <text:p text:style-name="P9"/>
      <text:p text:style-name="P9"/>
      <text:p text:style-name="P9">输入文件</text:p>
      <text:p text:style-name="P33">filename : <text:s text:c="16"/>输入的原文件，二进制</text:p>
      <text:p text:style-name="P33">file_sector_offset： 输入文件的扇区偏移,实际编程的时候，从这里开始，之前的数据不处理</text:p>
      <text:p text:style-name="P33"><text:tab/><text:tab/><text:tab/><text:tab/> <text:s text:c="4"/>#现在全部都是零，我们也暂时不支持。</text:p>
      <text:p text:style-name="P33">label： <text:s text:c="11"/>文件类别，程序无需处理</text:p>
      <text:p text:style-name="P34">num_partition_sectors ：分区扇区数，在映像文件中分配给这个文件的扇区数，</text:p>
      <text:p text:style-name="P34"><text:tab/><text:tab/><text:tab/><text:tab/><text:tab/><text:tab/>必须要大于文件的实际尺寸，否则报错。</text:p>
      <text:p text:style-name="P33"/>
      <text:p text:style-name="P33">physical_partition_number：物理分区号，必须是零，否则<text:span text:style-name="T17">msp.py不能处理</text:span></text:p>
      <text:p text:style-name="P33">size_in_KB：<text:tab/><text:tab/>用KB计算的大小 <text:s text:c="4"/>#未使用，源程序中搜索不到</text:p>
      <text:p text:style-name="P33">sparse <text:s/>:<text:tab/><text:tab/><text:tab/><text:tab/> 稀疏文件，不处理 <text:s text:c="4"/>#未用</text:p>
      <text:p text:style-name="P33">start_byte_hex: <text:s text:c="10"/>起始字节，16进制 <text:s text:c="3"/>#程序中未使用，搜索不到</text:p>
      <text:p text:style-name="P33">start_sector<text:tab/><text:tab/><text:tab/>起始扇区，输入文件保存到目标文件的起始扇区</text:p>
      <text:p text:style-name="P41">sector_size_in_bytes <text:s/>扇区尺寸，用字节计算，一般512，也有4k=4096的</text:p>
      <text:p text:style-name="P33"/>
      <text:p text:style-name="P33">以下用于补丁文件，忽略</text:p>
      <text:p text:style-name="P33">function：<text:tab/><text:tab/><text:tab/>补丁文件的功能，CRC32等</text:p>
      <text:p text:style-name="P33">arg<text:tab/><text:tab/><text:tab/><text:tab/><text:tab/>参数0，</text:p>
      <text:p text:style-name="P33">arg1<text:tab/><text:tab/><text:tab/><text:tab/>参数1</text:p>
      <text:p text:style-name="P33">value<text:tab/><text:tab/><text:tab/><text:tab/>值 #补丁文件用</text:p>
      <text:p text:style-name="P33">byte_offset<text:tab/><text:tab/><text:tab/>偏移字节，#字节偏移量，只用于补丁文件，按字节打补丁。</text:p>
      <text:p text:style-name="P33">size_in_bytes<text:tab/><text:tab/>用字节计算的尺寸，补丁文件用</text:p>
      <text:p text:style-name="P33"/>
      <text:p text:style-name="P33"/>
      <text:p text:style-name="P33">合并文件算法：</text:p>
      <text:p text:style-name="P35">1，解析XML文件，文件名，起始地址等保存到 <text:span text:style-name="T18">Write</text:span></text:p>
      <text:p text:style-name="P33">2，将<text:span text:style-name="T18">Write 按起始地址排序存到 WriteSorted中</text:span></text:p>
      <text:p text:style-name="P33">3，计算最小磁盘尺寸,起始扇区+扇区占用数，最大值就是磁盘尺寸</text:p>
      <text:p text:style-name="P33"><text:s text:c="3"/>计算 <text:span text:style-name="T21">singleimage.bin大小，磁盘剩余空间要比这个大。</text:span></text:p>
      <text:p text:style-name="P33"><text:s text:c="3"/>更正：计算最小磁盘空间，要加上起始扇区</text:p>
      <text:p text:style-name="P36">4，删除老的<text:span text:style-name="T21">singleimage.bin文件</text:span></text:p>
      <text:p text:style-name="P37">5，打开输入文件<text:span text:style-name="T18">WriteSorted[i],</text:span></text:p>
      <text:p text:style-name="P43">6，Seek(<text:span text:style-name="T19">file_sector_offset*</text:span>SECTOR_SIZE)</text:p>
      <text:p text:style-name="P44">7，文件分割成最大<text:span text:style-name="T22">MAX_FILE_SIZE_BEFORE_SPLIT的数据块</text:span></text:p>
      <text:p text:style-name="P45">8，循环处理上面分割的数据块，写到目标<text:span text:style-name="T21">singleimage.bin中</text:span></text:p>
      <text:p text:style-name="P45">9，如果有剩余数据，最后剩余的数据不到一个扇区，剩余空间填补0x0。</text:p>
      <text:p text:style-name="P46">10，循环处理 全部的<text:span text:style-name="T18">WriteSorted数据</text:span></text:p>
      <text:p text:style-name="P45">10，关闭文件</text:p>
      <text:p text:style-name="P45"/>
      <text:p text:style-name="P45">需要用到的技术</text:p>
      <text:p text:style-name="P47">1 <text:s/>地址的排序使用 <text:span text:style-name="T23">Tlist控件，需要继承</text:span> <text:span text:style-name="T23">Tlist，扩充类，并且自己分配存储空间。</text:span></text:p>
      <text:p text:style-name="P47">这个控件使用失败，最后使用自己编写的排序控件成功！</text:p>
      <text:p text:style-name="P145">2016年4月20日</text:p>
      <text:p text:style-name="P47">高通<text:span text:style-name="T25">XML解析：</text:span></text:p>
      <text:p text:style-name="P47"/>
      <text:p text:style-name="P47">1，解析<text:span text:style-name="T25">xml配置文件</text:span></text:p>
      <text:p text:style-name="P47"/>
      <text:p text:style-name="P48">2，决定特殊区块的真实的起始地址</text:p>
      <text:p text:style-name="P49"><text:tab/>从磁盘底部倒着计算的起始扇区的块，如GPT_<text:span text:style-name="T25">backup磁盘分区表保存在磁盘的最后，</text:span></text:p>
      <text:p text:style-name="P77"><text:span text:style-name="T59">起始扇区位置用 </text:span><text:span text:style-name="T26">NUM_DISK_SECTORS – </text:span><text:span text:style-name="T27">33 类似的表达式来表示。 NUM_DISK_SECTORS表示目标磁盘的总扇区数，也就是芯片用扇区数表示的大小当前 8G，16G，32G，64</text:span><text:span text:style-name="T28">G芯片比较常见。</text:span></text:p>
      <text:p text:style-name="P97"/>
      <text:p text:style-name="P49"><text:s text:c="2"/>对于特殊区块定位分两种情况，</text:p>
      <text:p text:style-name="P97"><text:s text:c="2"/>1）如果用户指定了磁盘大小，就直接定位这些特殊区块了，这些区块也就是普通 区块了。下面就可以进入排序过程了。</text:p>
      <text:p text:style-name="P50"><text:s text:c="2"/>2）用户没有指定磁盘大小，我们需要计算最小磁盘尺寸，然后再对起始地址定位。为了便于后面的计算，<text:span text:style-name="T28">对于这样的特殊块 暂时先使用 64T + 33</text:span><text:span text:style-name="T29">来替代，保证在后面排序的时候，把这样的块排在最后。64T是我们程序能处理的最大磁盘大小，33</text:span><text:span text:style-name="T37">为从磁盘空间倒数的扇区起始地址。</text:span></text:p>
      <text:p text:style-name="P98"/>
      <text:p text:style-name="P101">3，起始扇区地址排序</text:p>
      <text:p text:style-name="P101">高通经过上面的处理，起始扇区全部都是数字了，因此可以排序了。按照起始扇区地址从小到大排列。，以用冒泡法。</text:p>
      <text:p text:style-name="P102"/>
      <text:p text:style-name="P73"><text:span text:style-name="T29">4，计算最小磁盘尺寸 </text:span><text:span text:style-name="T34">MinDiskSize</text:span><text:span text:style-name="T35">InSec</text:span></text:p>
      <text:p text:style-name="P78"><text:span text:style-name="T29"><text:s text:c="3"/></text:span><text:span text:style-name="T33">算法：</text:span><text:span text:style-name="T29">全部普通块所占用的磁盘空间 = </text:span><text:span text:style-name="T32">max(startsec+num_block)，对于排序后的情形，就是最后一个普通块 startsec+num_block的值。然后再把特殊块的大小全部加上，这个值是 </text:span><text:span text:style-name="T38">高通的计算是</text:span><text:span text:style-name="T33">sum(</text:span><text:span text:style-name="T38">startsec</text:span><text:span text:style-name="T33">)，</text:span><text:span text:style-name="T32"> 上面的例子中</text:span><text:span text:style-name="T38">startsec=33。起始可以更精确一点，</text:span><text:span text:style-name="T39">max(startsec),因为从空间底部算起的起始扇区地址，必然是绝对地址大的包含绝对地址小的。比如倒数起始地址33，必然包含倒数起始地址 30的空间，第一块最多 从 -33 到-31，第二个块从-30 到 -0</text:span></text:p>
      <text:p text:style-name="P79"><text:span text:style-name="T39"><text:s text:c="3"/>当然为了有更多冗余，计算和理解简单。也可以用 s</text:span><text:span text:style-name="T33">um(</text:span><text:span text:style-name="T38">startsec</text:span><text:span text:style-name="T33">) 的公式。</text:span></text:p>
      <text:p text:style-name="P108"/>
      <text:p text:style-name="P74"><text:span text:style-name="T29">5， 要求最小磁盘尺寸不能大于用户给定的 磁盘尺寸，就是芯片的尺寸（8G，16G</text:span><text:span text:style-name="T30">, 32G，64G</text:span><text:span text:style-name="T29">）。否则报错，停止处理。</text:span></text:p>
      <text:p text:style-name="P109"/>
      <text:p text:style-name="P99">6，重新定位特殊块</text:p>
      <text:p text:style-name="P75"><text:span text:style-name="T29"><text:s text:c="3"/>用户给定的磁盘大小为 </text:span><text:span text:style-name="T34">DiskSize</text:span><text:span text:style-name="T35">I</text:span><text:span text:style-name="T34">nSec </text:span><text:span text:style-name="T36">必须大于 </text:span><text:span text:style-name="T34">MinDiskSize</text:span><text:span text:style-name="T35">InSec</text:span></text:p>
      <text:p text:style-name="P76"><text:span text:style-name="T29"><text:s text:c="3"/>对起始扇区地址</text:span><text:span text:style-name="T31">startsec</text:span><text:span text:style-name="T29">大于</text:span><text:span text:style-name="T28">64T 的，用 </text:span><text:span text:style-name="T34">DiskSize</text:span><text:span text:style-name="T35">I</text:span><text:span text:style-name="T34">nSec - </text:span><text:span text:style-name="T31">(startsec-64T)重新定位扇区的起始位置，这是这些扇区在最终目标位置的起始地址。</text:span></text:p>
      <text:p text:style-name="P100"/>
      <text:p text:style-name="P103">7，至此 <text:span text:style-name="T69">xml分析完毕，要写的文件的信息，特别是起始地址都已经排序，定好绝对位置。将这些记录送到 已经调试好的 TMergeFile对象，就可以生成我们需要的单个合并后的文件(singleimage)</text:span></text:p>
      <text:p text:style-name="P103"/>
      <text:p text:style-name="P103"><text:span text:style-name="T73">修改的算法</text:span>：</text:p>
      <text:p text:style-name="P103"/>
      <text:p text:style-name="P103">1，解析<text:span text:style-name="T72">xml文件</text:span></text:p>
      <text:p text:style-name="P104">2，将 含有<text:span text:style-name="T74">NUM_DISK_SECTORS</text:span> 的串 转换成 64T +<text:span text:style-name="T72">(startsec)的形式， 这里startsec指从底部数起的地址，注意是加号，这样处理的目的是让这些扇区在排序后，总在最后。结果送到 write中。</text:span></text:p>
      <text:p text:style-name="P105">3，按照起始地址对 <text:span text:style-name="T72">write的记录进行排序，结果送writed</text:span></text:p>
      <text:p text:style-name="P106">4，按照<text:span text:style-name="T72">writed中的记录，</text:span>计算最小映像磁盘大小，这个大小要小于最后的目标芯片的容量。</text:p>
      <text:p text:style-name="P107">5，根据目标芯片的大小，重新定位磁盘起始地址放到 <text:span text:style-name="T72">writed中</text:span>。</text:p>
      <text:p text:style-name="P107">6，根据<text:span text:style-name="T72">writed的起始地址，文件名合并文件，最后的输出文件为 singlemiage.bin</text:span></text:p>
      <text:p text:style-name="P126">完毕</text:p>
      <text:p text:style-name="P146"><text:span text:style-name="T28">对高通</text:span><text:span text:style-name="T40">xml参数的分析：</text:span></text:p>
      <text:p text:style-name="P110"/>
      <text:p text:style-name="P110">1 先取出一条解析</text:p>
      <text:p text:style-name="P72"><text:span text:style-name="T40">&lt;</text:span><text:span text:style-name="T61">program</text:span><text:span text:style-name="T40"> </text:span><text:span text:style-name="T61">start_sector</text:span><text:span text:style-name="T40">="131072" </text:span><text:span text:style-name="T61">start_byte_hex</text:span><text:span text:style-name="T40">="0x4000000" </text:span><text:span text:style-name="T61">sparse</text:span><text:span text:style-name="T40">="false" </text:span><text:span text:style-name="T61">size_in_KB</text:span><text:span text:style-name="T40">="86016.0" </text:span><text:span text:style-name="T61">physical_partition_number</text:span><text:span text:style-name="T40">="0" </text:span><text:span text:style-name="T61">num_partition_sectors</text:span><text:span text:style-name="T40">="172032" </text:span><text:span text:style-name="T61">label</text:span><text:span text:style-name="T40">="modem" </text:span><text:span text:style-name="T61">filename</text:span><text:span text:style-name="T40">="NON-HLOS.bin" </text:span><text:span text:style-name="T61">file_sector_offset</text:span><text:span text:style-name="T40">="0" </text:span><text:span text:style-name="T61">SECTOR_SIZE_IN_BYTES</text:span><text:span text:style-name="T40">="512"/&gt;</text:span></text:p>
      <text:p text:style-name="P110"/>
      <text:p text:style-name="P81"><text:span text:style-name="T40">1</text:span><text:span text:style-name="T44">)</text:span><text:span text:style-name="T40">， </text:span><text:span text:style-name="T61">start_sector</text:span><text:span text:style-name="T40">="131072" </text:span><text:span text:style-name="T61">start_byte_hex</text:span><text:span text:style-name="T40">="0x4000000" <text:s/></text:span></text:p>
      <text:p text:style-name="P81"><text:span text:style-name="T40"><text:s text:c="3"/>表示的是一个意思，数据块在目标芯片的定位，起始位置。使用计算器验证： 0x4000000 </text:span><text:span text:style-name="T41">bytes </text:span><text:span text:style-name="T40">= </text:span><text:span text:style-name="T41">67108864 bytes = <text:s/>67108864 div 512 sector = <text:s/>131072 sector </text:span></text:p>
      <text:p text:style-name="P111"/>
      <text:p text:style-name="P80"><text:span text:style-name="T41">2</text:span><text:span text:style-name="T44">)</text:span><text:span text:style-name="T41">，</text:span><text:span text:style-name="T61">size_in_KB</text:span><text:span text:style-name="T40">="86016.0" <text:s/></text:span><text:span text:style-name="T61">num_partition_sectors</text:span><text:span text:style-name="T40">="172032"</text:span></text:p>
      <text:p text:style-name="P82"><text:span text:style-name="T40">172032 sec</text:span><text:span text:style-name="T42">tors = </text:span><text:span text:style-name="T40">172032 * </text:span><text:span text:style-name="T42">512 bytes = <text:s text:c="2"/>88080384 bytes = 88080384 /1024 Kbytes=86016 KB</text:span></text:p>
      <text:p text:style-name="P83"><text:span text:style-name="T42">刚好相等，我们再来查看下文件的实际尺寸：</text:span><text:span text:style-name="T43">81.0 MB (85,023,232 字节) <text:s text:c="2"/></text:span></text:p>
      <text:p text:style-name="P84"><text:span text:style-name="T43">占用空间 </text:span><text:span text:style-name="T42"><text:s text:c="2"/></text:span><text:span text:style-name="T43">81.0MB（85,024,768 bytes）= 83032KB 比 分配的空间</text:span><text:span text:style-name="T42">86016 KB</text:span><text:span text:style-name="T43">略小</text:span></text:p>
      <text:p text:style-name="P112"/>
      <text:p text:style-name="P112"/>
      <text:p text:style-name="P113">2，再取出来一条</text:p>
      <text:p text:style-name="P85"><text:span text:style-name="T43"><text:s text:c="2"/>&lt;</text:span><text:span text:style-name="T62">program</text:span><text:span text:style-name="T43"> </text:span><text:span text:style-name="T62">start_sector</text:span><text:span text:style-name="T43">="393216" </text:span><text:span text:style-name="T62">start_byte_hex</text:span><text:span text:style-name="T43">="0xc000000" </text:span><text:span text:style-name="T62">sparse</text:span><text:span text:style-name="T43">="false" </text:span><text:span text:style-name="T62">size_in_KB</text:span><text:span text:style-name="T43">="1.0" </text:span><text:span text:style-name="T62">physical_partition_number</text:span><text:span text:style-name="T43">="0" </text:span><text:span text:style-name="T62">num_partition_sectors</text:span><text:span text:style-name="T43">="2" </text:span><text:span text:style-name="T62">label</text:span><text:span text:style-name="T43">="fsc" </text:span><text:span text:style-name="T62">filename</text:span><text:span text:style-name="T43">="" </text:span><text:span text:style-name="T62">file_sector_offset</text:span><text:span text:style-name="T43">="0" </text:span><text:span text:style-name="T62">SECTOR_SIZE_IN_BYTES</text:span><text:span text:style-name="T43">="512"/&gt;</text:span></text:p>
      <text:p text:style-name="P86"><text:span text:style-name="T43">1）</text:span><text:span text:style-name="T62">start_sector</text:span><text:span text:style-name="T43">="393216" </text:span><text:span text:style-name="T62">start_byte_hex</text:span><text:span text:style-name="T43">="0xc000000" </text:span></text:p>
      <text:p text:style-name="P87"><text:span text:style-name="T43"><text:s text:c="3"/>0xc000000 </text:span><text:span text:style-name="T45">bytes</text:span><text:span text:style-name="T43"> = </text:span><text:span text:style-name="T45">201326592 <text:s/>bytes / (512 <text:s/>bytes/sec) = <text:s/>201326592/512 sec= <text:s/></text:span><text:span text:style-name="T43">393216 </text:span><text:span text:style-name="T45">sec</text:span></text:p>
      <text:p text:style-name="P114">刚好相等</text:p>
      <text:p text:style-name="P114"/>
      <text:p text:style-name="P88"><text:span text:style-name="T45">2 ) </text:span><text:span text:style-name="T62">size_in_KB</text:span><text:span text:style-name="T43">="1.0" <text:s/></text:span><text:span text:style-name="T62">num_partition_sectors</text:span><text:span text:style-name="T43">="2" </text:span></text:p>
      <text:p text:style-name="P88"><text:span text:style-name="T43"><text:s text:c="2"/>这个一眼就能看出来，1KB = 2</text:span><text:span text:style-name="T46">sec </text:span></text:p>
      <text:p text:style-name="P115"><text:s text:c="2"/>2 sec * 512bytes/sec = 1024B=1KB <text:s/></text:p>
      <text:p text:style-name="P119"><text:s text:c="2"/>filename=””,无法验证了，这个记录忽略</text:p>
      <text:p text:style-name="P119"/>
      <text:p text:style-name="P88"><text:span text:style-name="T47">3，取最后一条记录 &lt;</text:span><text:span text:style-name="T63">program</text:span><text:span text:style-name="T47"> </text:span><text:span text:style-name="T63">start_sector</text:span><text:span text:style-name="T47">="NUM_DISK_SECTORS-33." </text:span><text:span text:style-name="T63">start_byte_hex</text:span><text:span text:style-name="T47">="(512*NUM_DISK_SECTORS)-16896." </text:span><text:span text:style-name="T63">sparse</text:span><text:span text:style-name="T47">="false" </text:span><text:span text:style-name="T63">size_in_KB</text:span><text:span text:style-name="T47">="16.5" </text:span><text:span text:style-name="T63">physical_partition_number</text:span><text:span text:style-name="T47">="0" </text:span><text:span text:style-name="T63">num_partition_sectors</text:span><text:span text:style-name="T47">="33" </text:span><text:span text:style-name="T63">label</text:span><text:span text:style-name="T47">="BackupGPT" </text:span><text:span text:style-name="T63">filename</text:span><text:span text:style-name="T47">="gpt_backup0.bin" </text:span><text:span text:style-name="T63">file_sector_offset</text:span><text:span text:style-name="T47">="0" </text:span><text:span text:style-name="T63">SECTOR_SIZE_IN_BYTES</text:span><text:span text:style-name="T47">="512"/&gt;</text:span></text:p>
      <text:p text:style-name="P119"/>
      <text:p text:style-name="P89"><text:span text:style-name="T47">1</text:span><text:span text:style-name="T26">)</text:span><text:span text:style-name="T63">start_sector</text:span><text:span text:style-name="T47">="NUM_DISK_SECTORS-33." </text:span><text:span text:style-name="T63">start_byte_hex</text:span><text:span text:style-name="T47">="(512*NUM_DISK_SECTORS)-16896." </text:span></text:p>
      <text:p text:style-name="P89"><text:span text:style-name="T47">起始扇区数就是从空间底部数起，</text:span><text:span text:style-name="T26">33扇区，和 16896字节，判断这两个数是否相等即可</text:span></text:p>
      <text:p text:style-name="P120">33*512=16896，也刚好相等</text:p>
      <text:p text:style-name="P90"><text:span text:style-name="T26">2</text:span><text:span text:style-name="T48">) </text:span><text:span text:style-name="T63">size_in_KB</text:span><text:span text:style-name="T47">="16.5" <text:s/></text:span><text:span text:style-name="T63">num_partition_sectors</text:span><text:span text:style-name="T47">="33"</text:span></text:p>
      <text:p text:style-name="P91"><text:span text:style-name="T47"><text:s text:c="7"/></text:span><text:span text:style-name="T49">33 * 512 <text:s/>= 16896 bytes</text:span></text:p>
      <text:p text:style-name="P121"><text:s text:c="7"/>16.5KB = 16.5* 1024 = 16896 bytes 两个数刚好相等。 33Sec=16.5K</text:p>
      <text:p text:style-name="P92"><text:span text:style-name="T49"><text:s text:c="3"/>看一下 </text:span><text:span text:style-name="T47">gpt_backup0.bin 文件的大小</text:span><text:span text:style-name="T49"> </text:span><text:span text:style-name="T50">16.5 KB (16,896 字节) ，刚好等于 我们前面的计算值16,896 </text:span></text:p>
      <text:p text:style-name="P115"/>
      <text:p text:style-name="P115"/>
      <text:p text:style-name="P117">总结：</text:p>
      <text:p text:style-name="P117"><text:tab/> <text:s text:c="2"/>拷贝一个数据块需要3个要素: <text:tab/>起始地址，数据长度，数据类型长度 <text:s text:c="2"/></text:p>
      <text:p text:style-name="P93"><text:span text:style-name="T46"><text:s text:c="6"/>起始地址： </text:span><text:span text:style-name="T63">start_sector， start_byte_hex <text:s/></text:span><text:span text:style-name="T46">分别是用扇区和字节计数的起始地址，总相等</text:span></text:p>
      <text:p text:style-name="P95"><text:span text:style-name="T63"><text:s text:c="6"/></text:span><text:span text:style-name="T46">数据长度：</text:span><text:span text:style-name="T63"> num_partition_sectors，size_in_KB </text:span><text:span text:style-name="T46">分别是用扇区和字节计数的长度，总相等</text:span></text:p>
      <text:p text:style-name="P94"><text:span text:style-name="T63"><text:s text:c="6"/></text:span><text:span text:style-name="T46">数据类型长度： <text:s/></text:span><text:span text:style-name="T63">SECTOR_SIZE_IN_BYTES <text:s text:c="3"/></text:span><text:span text:style-name="T46">字节计算的数据类型长度</text:span></text:p>
      <text:p text:style-name="P95"><text:soft-page-break/><text:span text:style-name="T46">注释：文件的实际长度 总是小于等于 </text:span><text:span text:style-name="T63">num_partition_sectors 和size_in_KB </text:span></text:p>
      <text:p text:style-name="P116">其他几个参数： </text:p>
      <text:p text:style-name="P96"><text:span text:style-name="T46"><text:s/></text:span><text:span text:style-name="T63">file_sector_offset </text:span><text:span text:style-name="T64"><text:s text:c="2"/></text:span></text:p>
      <text:p text:style-name="P122"><text:s text:c="4"/>#输入文件的扇区偏移，拷贝数据的起始位置并不是总是从0扇区开始。不过目前这个配置文件的配置记录全都是0。</text:p>
      <text:p text:style-name="P122"/>
      <text:p text:style-name="P51"><text:span text:style-name="T65">physical_partition_number</text:span><text:span text:style-name="T51">="0" </text:span></text:p>
      <text:p text:style-name="P52"><text:span text:style-name="T51"><text:s text:c="4"/>物理分区号，配置文件记录里面全都是0，而且高通 </text:span><text:span text:style-name="T52">msp.py 里面要求 </text:span><text:span text:style-name="T54">physical_partition _number</text:span><text:span text:style-name="T65"> </text:span><text:span text:style-name="T52">要求 必须是零，否则报错。配置文件从 </text:span><text:span text:style-name="T54">filename</text:span><text:span text:style-name="T52">和</text:span><text:span text:style-name="T54">label </text:span></text:p>
      <text:p text:style-name="P52"><text:span text:style-name="T66">label</text:span><text:span text:style-name="T54">="PrimaryGPT" </text:span><text:span text:style-name="T66">filename</text:span><text:span text:style-name="T54">="gpt_main0.bin"</text:span></text:p>
      <text:p text:style-name="P52"><text:span text:style-name="T66">label</text:span><text:span text:style-name="T54">="aboot" </text:span><text:span text:style-name="T66">filename</text:span><text:span text:style-name="T54">="emmc_appsboot.mbn"</text:span></text:p>
      <text:p text:style-name="P52"><text:span text:style-name="T66">label</text:span><text:span text:style-name="T54">="abootbak" </text:span><text:span text:style-name="T66">filename</text:span><text:span text:style-name="T54">="emmc_appsboot.mbn"</text:span></text:p>
      <text:p text:style-name="P52"><text:span text:style-name="T66">label</text:span><text:span text:style-name="T54">="boot" </text:span><text:span text:style-name="T66">filename</text:span><text:span text:style-name="T54">="boot.img"</text:span></text:p>
      <text:p text:style-name="P52"><text:span text:style-name="T66">label</text:span><text:span text:style-name="T54">="OEMCONFIG" </text:span><text:span text:style-name="T66">filename</text:span><text:span text:style-name="T54">="oemconfig.img" </text:span></text:p>
      <text:p text:style-name="P123"/>
      <text:p text:style-name="P52"><text:span text:style-name="T54">看有很多特殊块。</text:span><text:span text:style-name="T52">看来这个同我们的par</text:span><text:span text:style-name="T53">tition </text:span><text:span text:style-name="T52">ID不同。</text:span></text:p>
      <text:p text:style-name="P147">术语表：</text:p>
      <text:p text:style-name="P124"/>
      <text:p text:style-name="P124">GPT分区 </text:p>
      <text:p text:style-name="P139"><text:span text:style-name="T55"><text:s text:c="2"/>GUID</text:span><text:span text:style-name="T56">磁碟分割表</text:span><text:span text:style-name="T55">（</text:span><text:a xlink:type="simple" xlink:href="https://zh.wikipedia.org/wiki/GUID" text:style-name="Internet_20_link" text:visited-style-name="Visited_20_Internet_20_Link">GUID</text:a><text:span text:style-name="T55"> Partition Table，</text:span><text:a xlink:type="simple" xlink:href="https://zh.wikipedia.org/wiki/縮寫" text:style-name="Internet_20_link" text:visited-style-name="Visited_20_Internet_20_Link">缩写</text:a><text:span text:style-name="T55">：GPT）是一个實體</text:span><text:a xlink:type="simple" xlink:href="https://zh.wikipedia.org/wiki/硬盘" text:style-name="Internet_20_link" text:visited-style-name="Visited_20_Internet_20_Link">硬盘</text:a><text:span text:style-name="T55">的</text:span><text:a xlink:type="simple" xlink:href="https://zh.wikipedia.org/wiki/分区表" text:style-name="Internet_20_link" text:visited-style-name="Visited_20_Internet_20_Link">分区表</text:a><text:span text:style-name="T55">的结构布局的标准。它是</text:span><text:a xlink:type="simple" xlink:href="https://zh.wikipedia.org/wiki/可扩展固件接口" text:style-name="Internet_20_link" text:visited-style-name="Visited_20_Internet_20_Link">可扩展固件接口</text:a><text:span text:style-name="T55">（</text:span><text:a xlink:type="simple" xlink:href="https://zh.wikipedia.org/wiki/EFI" text:style-name="Internet_20_link" text:visited-style-name="Visited_20_Internet_20_Link">EFI</text:a><text:span text:style-name="T55">）标准（被</text:span><text:a xlink:type="simple" xlink:href="https://zh.wikipedia.org/wiki/Intel" text:style-name="Internet_20_link" text:visited-style-name="Visited_20_Internet_20_Link">Intel</text:a><text:span text:style-name="T55">用于替代个人计算机的</text:span><text:a xlink:type="simple" xlink:href="https://zh.wikipedia.org/wiki/BIOS" text:style-name="Internet_20_link" text:visited-style-name="Visited_20_Internet_20_Link">BIOS</text:a><text:span text:style-name="T55">）的一部分，被用于替代</text:span><text:a xlink:type="simple" xlink:href="https://zh.wikipedia.org/wiki/BIOS" text:style-name="Internet_20_link" text:visited-style-name="Visited_20_Internet_20_Link">BIOS</text:a><text:span text:style-name="T55">系统中的一32bits来存储逻辑块地址和大小信息的</text:span><text:a xlink:type="simple" xlink:href="https://zh.wikipedia.org/wiki/主開機紀錄" text:style-name="Internet_20_link" text:visited-style-name="Visited_20_Internet_20_Link">主開機紀錄</text:a><text:span text:style-name="T55">（MBR）分区表。对于那些扇区为512字节的磁盘，</text:span><text:a xlink:type="simple" xlink:href="https://zh.wikipedia.org/wiki/MBR" text:style-name="Internet_20_link" text:visited-style-name="Visited_20_Internet_20_Link">MBR</text:a><text:span text:style-name="T55">分区表不支持容量大于2.2</text:span><text:a xlink:type="simple" xlink:href="https://zh.wikipedia.org/wiki/Terabyte" text:style-name="Internet_20_link" text:visited-style-name="Visited_20_Internet_20_Link">TB</text:a><text:span text:style-name="T55">（2.2×10</text:span><text:span text:style-name="T57">12</text:span><text:a xlink:type="simple" xlink:href="https://zh.wikipedia.org/wiki/字节" text:style-name="Internet_20_link" text:visited-style-name="Visited_20_Internet_20_Link">字节</text:a><text:span text:style-name="T55">）</text:span><text:bookmark text:name="cite_ref-UEFIDrivePartitionFAQ_1-0"/><text:a xlink:type="simple" xlink:href="https://zh.wikipedia.org/wiki/GUID磁碟分割表#cite_note-UEFIDrivePartitionFAQ-1" text:style-name="Internet_20_link" text:visited-style-name="Visited_20_Internet_20_Link">[1]</text:a><text:span text:style-name="T55">的</text:span><text:a xlink:type="simple" xlink:href="https://zh.wikipedia.org/wiki/分区" text:style-name="Internet_20_link" text:visited-style-name="Visited_20_Internet_20_Link">分区</text:a><text:span text:style-name="T55">，然而，一些硬盘制造商（诸如希捷和西部数据）注意到这个局限性，并且将他们的容量较大的磁盘升级到4KB的</text:span><text:a xlink:type="simple" xlink:href="https://zh.wikipedia.org/wiki/扇区" text:style-name="Internet_20_link" text:visited-style-name="Visited_20_Internet_20_Link">扇区</text:a><text:span text:style-name="T55">，这意味着MBR的有效容量上限提升到16 TiB。 这个看似“正确的”解决方案，在临时地降低人们对改进磁盘分配表的需求的同时，也给市场带来关于在有较大的块（</text:span><text:a xlink:type="simple" xlink:href="https://zh.wikipedia.org/w/index.php?title=Block&amp;action=edit&amp;redlink=1" text:style-name="Internet_20_link" text:visited-style-name="Visited_20_Internet_20_Link">block</text:a><text:span text:style-name="T55">）的设备上从BIOS启动时，如何最佳的划分磁盘分区的困惑。GPT分配64bits给逻辑块地址，因而使得最大分区大小在2</text:span><text:span text:style-name="T57">64</text:span><text:span text:style-name="T55">-1个扇区成为可能。对于每个扇区大小为512字节的磁盘，那意味着可以有9.4</text:span><text:a xlink:type="simple" xlink:href="https://zh.wikipedia.org/wiki/ZB" text:style-name="Internet_20_link" text:visited-style-name="Visited_20_Internet_20_Link">ZB</text:a><text:span text:style-name="T55">（9.4×10</text:span><text:span text:style-name="T57">21</text:span><text:span text:style-name="T55">字节）或8 </text:span><text:a xlink:type="simple" xlink:href="https://zh.wikipedia.org/wiki/ZiB" text:style-name="Internet_20_link" text:visited-style-name="Visited_20_Internet_20_Link">ZiB</text:a><text:span text:style-name="T55">个512字节（9,444,732,965,739,290,426,880字节或18,446,744,073,709,551,615（2</text:span><text:span text:style-name="T57">64</text:span><text:span text:style-name="T55">-1）个扇区×512（2</text:span><text:span text:style-name="T57">9</text:span><text:span text:style-name="T55">）字节每扇区）</text:span><text:bookmark text:name="cite_ref-UEFIDrivePartitionFAQ_1-1"/><text:a xlink:type="simple" xlink:href="https://zh.wikipedia.org/wiki/GUID磁碟分割表#cite_note-UEFIDrivePartitionFAQ-1" text:style-name="Internet_20_link" text:visited-style-name="Visited_20_Internet_20_Link">[1]</text:a><text:bookmark text:name="cite_ref-Redmondmag64bitQuestion_2-0"/><text:a xlink:type="simple" xlink:href="https://zh.wikipedia.org/wiki/GUID磁碟分割表#cite_note-Redmondmag64bitQuestion-2" text:style-name="Internet_20_link" text:visited-style-name="Visited_20_Internet_20_Link">[2]</text:a><text:span text:style-name="T55">。 </text:span></text:p>
      <text:p text:style-name="P124"/>
      <text:p text:style-name="Text_20_body"><text:span text:style-name="T71">分区表头</text:span>定义了硬盘的可用空间以及组成分区表的项的大小和数量。在使用64位<text:a xlink:type="simple" xlink:href="https://zh.wikipedia.org/wiki/Windows_Server_2003" text:style-name="Internet_20_link" text:visited-style-name="Visited_20_Internet_20_Link">Windows Server 2003</text:a>的机器上，最多可以创建128个分区，即分区表中保留了128个项，其中每个都是128字节。（EFI标准要求分区表最小要有16,384字节，即128个分区项的大小）</text:p>
      <text:p text:style-name="Text_20_body">分区表头还记录了这块硬盘的<text:a xlink:type="simple" xlink:href="https://zh.wikipedia.org/wiki/GUID" text:style-name="Internet_20_link" text:visited-style-name="Visited_20_Internet_20_Link">GUID</text:a>，记录了分区表头本身的位置和大小（位置总是在LBA 1）以及备份分区表头和分区表的位置和大小（在硬盘的最后）。它还储存着它本身和分区表的<text:a xlink:type="simple" xlink:href="https://zh.wikipedia.org/wiki/CRC32" text:style-name="Internet_20_link" text:visited-style-name="Visited_20_Internet_20_Link">CRC32</text:a>校验。固件、引导程序和操作系统在启动时可以根据这个校验值来判断分区表是否出错，如果出错了，可以使用软件从硬盘最后的备份GPT中恢复整个分区表，如果备份GPT也校验错误，硬盘将不可使用。所以GPT硬盘的分区表不可以直接使用16进制编辑器修改。</text:p>
      <text:p text:style-name="P124"/>
      <text:p text:style-name="P124">百度百科：<text:a xlink:type="simple" xlink:href="http://baike.baidu.com/view/10461841.htm?fromtitle=gpt保护分区&amp;fromid=9003078&amp;type=syn" text:style-name="Internet_20_link" text:visited-style-name="Visited_20_Internet_20_Link">http://baike.baidu.com/view/10461841.htm?fromtitle=gpt%E4%BF%9D%E6%8A%A4%E5%88%86%E5%8C%BA&amp;fromid=9003078&amp;type=syn</text:a></text:p>
      <text:p text:style-name="P124"/>
      <text:p text:style-name="P125">维基百科：<text:a xlink:type="simple" xlink:href="https://zh.wikipedia.org/wiki/GUID磁碟分割表" text:style-name="Internet_20_link" text:visited-style-name="Visited_20_Internet_20_Link"><text:span text:style-name="T70">https://zh.wikipedia.org/wiki/GUID%E7%A3%81%E7%A2%9F%E5%88%86%E5%89%B2%E8%A1%A8</text:span></text:a></text:p>
      <text:p text:style-name="P125"/>
      <text:p text:style-name="P125"/>
      <text:p text:style-name="P148">多线程调试笔记 2016年4月26</text:p>
      <text:p text:style-name="P127"><text:s text:c="4"/>一天都在调试多线程的问题，终于调试好了。</text:p>
      <text:p text:style-name="P127"><text:tab/>安装新的带进度条，多线程程序，在 win7上 发现 点 执行按钮没有反应，没有进度条动，也没有文件生成，几次都是这样。</text:p>
      <text:p text:style-name="P127">回来，在我自己的win10的开发机上还是没有问题。将程序移到win xp上的开发环境去调试，发现了问题，可以单步跟踪到出问题的地方。</text:p>
      <text:p text:style-name="P127">经过检查分析是多线程的问题。</text:p>
      <text:p text:style-name="P127">1，找到第一个解决方案 使用 application.processmessage 可以比较好的实现假的多线程功能，界面不会假死，进度条流畅。但毕竟不是真正的多线程。</text:p>
      <text:p text:style-name="P127">2，继续研究，跟踪到问题的关键地方，xml解析模块的建立需要 一个TForm做owner,这个以前就发现了，但是现在如果将 xml解析放到多线程 里，就会同主线程冲突。</text:p>
      <text:p text:style-name="P127"><text:s text:c="3"/>准备将 xml解析 放到主线程里，只将文件合并的功能放到独立线程中执行</text:p>
      <text:p text:style-name="P127">3，为了利用线程对象，能更好的对控制流程进行分割，将 xml解析，合并等对象都移到 线程对象，</text:p>
      <text:p text:style-name="P127"><text:s text:c="3"/>对程序做了重大重构，把解析xml,合并等功能都放到线程对象，外界只需要面对一个线程对象，简化外部调用过程。</text:p>
      <text:p text:style-name="P127">4，对事件进行流进行规划，使用Synchronize同步方法调用外部的方法，更新主界面的进度条，避免的隐患。</text:p>
      <text:p text:style-name="P149">补丁功能：</text:p>
      <text:p text:style-name="P128"/>
      <text:p text:style-name="P128"><text:tab/>先分析 <text:s/><text:span text:style-name="T75">patch的配置文件 patch0.xml,取出一条记录</text:span></text:p>
      <text:p text:style-name="P130"><text:span text:style-name="T77">&lt;</text:span><text:span text:style-name="T60">patch</text:span><text:span text:style-name="T77"> </text:span></text:p>
      <text:p text:style-name="P130"><text:span text:style-name="T60">what</text:span><text:span text:style-name="T77">="</text:span><text:span text:style-name="T76">Update last partition 56 'userdata' with actual size in Primary Header.</text:span><text:span text:style-name="T77">" <text:s text:c="3"/></text:span><text:span text:style-name="T60">value</text:span><text:span text:style-name="T77">="</text:span><text:span text:style-name="T76">NUM_DISK_SECTORS-34.</text:span><text:span text:style-name="T77">" </text:span></text:p>
      <text:p text:style-name="P130"><text:span text:style-name="T60">start_sector</text:span><text:span text:style-name="T77">="</text:span><text:span text:style-name="T76">15</text:span><text:span text:style-name="T77">" </text:span></text:p>
      <text:p text:style-name="P130"><text:span text:style-name="T60">size_in_bytes</text:span><text:span text:style-name="T77">="</text:span><text:span text:style-name="T76">8</text:span><text:span text:style-name="T77">" <text:s/></text:span></text:p>
      <text:p text:style-name="P130"><text:span text:style-name="T60">physical_partition_number</text:span><text:span text:style-name="T77">="</text:span><text:span text:style-name="T76">0</text:span><text:span text:style-name="T77">" </text:span></text:p>
      <text:p text:style-name="P130"><text:span text:style-name="T60">filename </text:span><text:span text:style-name="T77">= "</text:span><text:span text:style-name="T76">gpt_main0.bin</text:span><text:span text:style-name="T77">" </text:span></text:p>
      <text:p text:style-name="P130"><text:span text:style-name="T60">byte_offset</text:span><text:span text:style-name="T77">="</text:span><text:span text:style-name="T76">424</text:span><text:span text:style-name="T77">" </text:span></text:p>
      <text:p text:style-name="P130"><text:span text:style-name="T60">SECTOR_SIZE_IN_BYTES</text:span><text:span text:style-name="T77">="</text:span><text:span text:style-name="T76">512</text:span><text:span text:style-name="T77">"</text:span></text:p>
      <text:p text:style-name="P53">/&gt;</text:p>
      <text:p text:style-name="P53"/>
      <text:p text:style-name="P131"><text:span text:style-name="T60">start_sector</text:span><text:span text:style-name="T77">="</text:span><text:span text:style-name="T78">15</text:span><text:span text:style-name="T77">" <text:s/>起始扇区，</text:span><text:span text:style-name="T60">size_in_bytes</text:span><text:span text:style-name="T77">="</text:span><text:span text:style-name="T76">8</text:span><text:span text:style-name="T77">" <text:s/>扇区长度 <text:s/></text:span><text:span text:style-name="T60">byte_offset</text:span><text:span text:style-name="T77">="</text:span><text:span text:style-name="T76">424</text:span><text:span text:style-name="T77">" 字节偏移</text:span></text:p>
      <text:p text:style-name="P54"/>
      <text:p text:style-name="P55">高通的python程序里有关xml解析的字典</text:p>
      <text:p text:style-name="P55">MyDict = { <text:s/>'filename':'',</text:p>
      <text:p text:style-name="P55"><text:s text:c="12"/>'file_sector_offset':'0',</text:p>
      <text:p text:style-name="P55"><text:s text:c="12"/>'label':'',</text:p>
      <text:p text:style-name="P55"><text:s text:c="12"/>'num_partition_sectors':'0',</text:p>
      <text:p text:style-name="P55"><text:s text:c="16"/>'physical_partition_number':'0',</text:p>
      <text:p text:style-name="P55"><text:s text:c="16"/>'size_in_KB':'0',</text:p>
      <text:p text:style-name="P55"><text:s text:c="16"/>'sparse':'false',</text:p>
      <text:p text:style-name="P55"><text:s text:c="16"/>'start_byte_hex':'0x0',</text:p>
      <text:p text:style-name="P55"><text:s text:c="16"/>'start_sector':'0',</text:p>
      <text:p text:style-name="P55"/>
      <text:p text:style-name="P55"><text:s text:c="16"/>'function':'none',</text:p>
      <text:p text:style-name="P55"><text:s text:c="16"/>'arg0':'0',</text:p>
      <text:p text:style-name="P55"><text:s text:c="16"/>'arg1':'0',</text:p>
      <text:p text:style-name="P55"><text:s text:c="16"/>'value':'0',</text:p>
      <text:p text:style-name="P55"><text:s text:c="16"/>'byte_offset':'0',</text:p>
      <text:p text:style-name="P55"><text:s text:c="16"/>'size_in_bytes':'4',</text:p>
      <text:p text:style-name="P55"><text:s text:c="16"/>'SECTOR_SIZE_IN_BYTES':'512' <text:s text:c="3"/>}</text:p>
      <text:p text:style-name="P55"/>
      <text:p text:style-name="P10"><text:span text:style-name="T16">XML</text:span>可能遇到的属性值解析</text:p>
      <text:p text:style-name="P10">输入文件：</text:p>
      <text:p text:style-name="P38">filename : <text:s text:c="16"/>输入的原文件，二进制</text:p>
      <text:p text:style-name="P38">file_sector_offset： 输入文件的扇区偏移,实际编程的时候，从这里开始，之前的数据不处理</text:p>
      <text:p text:style-name="P38"><text:tab/><text:tab/><text:tab/><text:tab/> <text:s text:c="4"/>现在全部都是零，已经支持。</text:p>
      <text:p text:style-name="P38">label： <text:s text:c="11"/>文件类别，程序无需处理</text:p>
      <text:p text:style-name="P38">num_partition_sectors ： 分区扇区数，在映像文件中分配给这个文件的扇区数，</text:p>
      <text:p text:style-name="P38"><text:tab/><text:tab/><text:tab/><text:tab/><text:tab/><text:tab/>必须要大于文件的实际尺寸，否则报错。</text:p>
      <text:p text:style-name="P38"/>
      <text:p text:style-name="P38">physical_partition_number：物理分区号，必须是零，否则<text:span text:style-name="T17">msp.py不能处理</text:span></text:p>
      <text:p text:style-name="P38">size_in_KB：<text:tab/><text:tab/>用KB计算的大小 <text:s text:c="4"/>#未使用，源程序中搜索不到</text:p>
      <text:p text:style-name="P38">sparse <text:s/>:<text:tab/><text:tab/><text:tab/><text:tab/> 稀疏文件，不处理 <text:s text:c="4"/>#未用</text:p>
      <text:p text:style-name="P38">start_byte_hex: <text:s text:c="10"/>起始字节，16进制 <text:s text:c="3"/>#程序中未使用，搜索不到</text:p>
      <text:p text:style-name="P38">start_sector<text:tab/><text:tab/><text:tab/>起始扇区，输入文件保存到目标文件的起始扇区</text:p>
      <text:p text:style-name="P42">sector_size_in_bytes <text:s/>扇区尺寸，用字节计算，一般512，也有4k=4096的</text:p>
      <text:p text:style-name="P38"/>
      <text:p text:style-name="P38">以下用于补丁文件，忽略</text:p>
      <text:p text:style-name="P38"><text:soft-page-break/></text:p>
      <text:p text:style-name="P57"/>
      <text:p text:style-name="P128"><text:s/></text:p>
      <text:p text:style-name="P118">总结：</text:p>
      <text:p text:style-name="P118"><text:s text:c="3"/>源文件</text:p>
      <text:p text:style-name="P118"><text:tab/> <text:s text:c="2"/>拷贝一个数据块需要3个要素: <text:tab/>起始地址，数据长度，数据类型长度 <text:s text:c="2"/></text:p>
      <text:p text:style-name="P140"><text:span text:style-name="T46"><text:s text:c="6"/>起始地址： </text:span><text:span text:style-name="T63">start_sector， start_byte_hex <text:s/></text:span><text:span text:style-name="T46">分别是用扇区和字节计数的起始地址，总相等</text:span></text:p>
      <text:p text:style-name="P140"><text:span text:style-name="T63"><text:s text:c="6"/></text:span><text:span text:style-name="T46">数据长度：</text:span><text:span text:style-name="T63"> num_partition_sectors，size_in_KB </text:span><text:span text:style-name="T46">分别是用扇区和字节计数的长度，总相等</text:span></text:p>
      <text:p text:style-name="P129"><text:span text:style-name="T67"><text:s text:c="6"/></text:span><text:span text:style-name="T80">数据类型长度： <text:s/></text:span><text:span text:style-name="T67">SECTOR_SIZE_IN_BYTES <text:s text:c="3"/></text:span><text:span text:style-name="T80">字节计算的数据类型长度</text:span></text:p>
      <text:p text:style-name="P39"><text:s text:c="4"/><text:span text:style-name="T58"><text:s text:c="2"/></text:span></text:p>
      <text:p text:style-name="P132"><text:tab/>filename : <text:s text:c="16"/>输入的原文件，二进制</text:p>
      <text:p text:style-name="P133"><text:s text:c="4"/>file_sector_offset：</text:p>
      <text:p text:style-name="P134"><text:tab/>label， </text:p>
      <text:p text:style-name="P134"><text:tab/>sparse</text:p>
      <text:p text:style-name="P135"><text:s text:c="4"/>physical_partition_number 物理分区号0</text:p>
      <text:p text:style-name="P135"/>
      <text:p text:style-name="P135">补丁文件的几个参数： <text:s text:c="4"/></text:p>
      <text:p text:style-name="P151">what <text:s text:c="24"/>（忽略）<text:span text:style-name="T85">这个参数在 xml文件中有，但是到python程序中就没有处理，说明没有用，只是给人阅读的</text:span> <text:span text:style-name="T81"><text:s text:c="7"/></text:span></text:p>
      <text:p text:style-name="P136"><text:span text:style-name="T83">function</text:span><text:span text:style-name="T84"> <text:tab/><text:tab/><text:tab/><text:tab/></text:span><text:span text:style-name="T82">补丁文件的功能，CRC32等</text:span></text:p>
      <text:p text:style-name="P40">arg<text:tab/><text:tab/><text:tab/><text:tab/><text:tab/>参数0，</text:p>
      <text:p text:style-name="P40">arg1<text:tab/><text:tab/><text:tab/><text:tab/>参数1</text:p>
      <text:p text:style-name="P40">value<text:tab/><text:tab/><text:tab/><text:tab/>值 <text:tab/><text:tab/><text:tab/>#补丁文件用</text:p>
      <text:p text:style-name="P40">byte_offset<text:tab/><text:tab/><text:tab/>偏移字节，<text:tab/>#字节偏移量，只用于补丁文件，按字节打补丁。</text:p>
      <text:p text:style-name="P40">size_in_bytes<text:tab/><text:tab/>用字节计算的尺寸，补丁文件用</text:p>
      <text:p text:style-name="P40"/>
      <text:p text:style-name="P40">注意：<text:span text:style-name="T86">value的处理</text:span></text:p>
      <text:p text:style-name="P141">MyDict['value'] <text:s text:c="13"/>= HandleNUM_DISK_SECTORS(MyDict['value']) <text:s/></text:p>
      <text:p text:style-name="P56"/>
      <text:p text:style-name="P58">解析 xml 用到的关键函数：</text:p>
      <text:p text:style-name="P137"><text:span text:style-name="T79"><text:s/><text:tab/>def ReturnParsedValues(element):</text:span><text:span text:style-name="T77"> <text:s text:c="4"/></text:span></text:p>
      <text:p text:style-name="P59"><text:tab/>ParseXML</text:p>
      <text:p text:style-name="P60"><text:tab/>PerformPatching() <text:s/></text:p>
      <text:p text:style-name="P63"><text:tab/>CalcCRC32</text:p>
      <text:p text:style-name="P152"/>
      <text:p text:style-name="P60">看了下高通程序的补丁部分，明白补丁的做法</text:p>
      <text:p text:style-name="P60">1，补丁是打在零散文件上，然后这些零散文件 合并成一个单一文件。</text:p>
      <text:p text:style-name="P60"/>
      <text:p text:style-name="P60"/>
      <text:p text:style-name="P150">补丁文件流程（高通）</text:p>
      <text:p text:style-name="P153">def PerformPatching():</text:p>
      <text:p text:style-name="P61">1，<text:span text:style-name="T87"> ParseXML(patch_filename) <text:s text:c="4"/>#解析补丁文件，</text:span></text:p>
      <text:p text:style-name="P61"><text:span text:style-name="T87"><text:tab/>解析</text:span> <text:span text:style-name="T87">pathing.xml配置文件，解析结果放到 PatchArray</text:span></text:p>
      <text:p text:style-name="P61">2， <text:span text:style-name="T87">ReplaceDiskSizeInSectorsWithRealValue(PatchArray)</text:span></text:p>
      <text:p text:style-name="P61"><text:s text:c="2"/>以上同 Write操作类似</text:p>
      <text:p text:style-name="P62">3，对 <text:span text:style-name="T87">PatchArray 的每一个记录Patch做</text:span></text:p>
      <text:p text:style-name="P62">3.1 去全路径文件名 <text:s/>放到 <text:span text:style-name="T88">FileWithPath</text:span></text:p>
      <text:p text:style-name="P155"><text:s text:c="2"/>FileWithPath <text:s/>&lt;= <text:s/>FileToOpen &lt;= Patch['filename']</text:p>
      <text:p text:style-name="P64">3.2 打开需要打补丁的文件 FileWithPath</text:p>
      <text:p text:style-name="P64"><text:s text:c="2"/>opfile = open(FileWithPath, "r+b") <text:s/>#二进制读写模式打开文件</text:p>
      <text:p text:style-name="P65">3.3 if <text:span text:style-name="T89">Patch['function']=="CRC32" then</text:span></text:p>
      <text:p text:style-name="P68"><text:s text:c="2"/>打“CRC32补丁”</text:p>
      <text:p text:style-name="P157">3.4 else “打一般数据补丁”</text:p>
      <text:p text:style-name="P159">3.5 end loop</text:p>
      <text:p text:style-name="P68"><text:span text:style-name="T93">4 <text:s/></text:span>close opfile</text:p>
      <text:p text:style-name="P68"/>
      <text:p text:style-name="P154">“CRC32补丁”子程序流程</text:p>
      <text:p text:style-name="P66">0，<text:span text:style-name="T90">计算需要读的数据的起始扇区和扇区长度</text:span></text:p>
      <text:p text:style-name="P66"><text:s text:c="2"/><text:span text:style-name="T90">PStartSector <text:s text:c="2"/>= int(Patch['arg0'])</text:span></text:p>
      <text:p text:style-name="P66"><text:s text:c="2"/><text:span text:style-name="T90">PNumSectors = ceil(Patch['arg1'] / SECTOR_SIZE) #向上取整数</text:span></text:p>
      <text:p text:style-name="P67">1，寻道 <text:span text:style-name="T91">Seek</text:span></text:p>
      <text:p text:style-name="P69"><text:s/>if Patch['arg0']&gt;64 then</text:p>
      <text:p text:style-name="P67"><text:s text:c="2"/><text:span text:style-name="T91">opfile.seek( int( (PStartSector-(64-PNumSectors) )*SECTOR_SIZE ))</text:span></text:p>
      <text:p text:style-name="P69">else </text:p>
      <text:p text:style-name="P69"><text:s text:c="2"/>opfile.seek( int(Patch['arg0']*SECTOR_SIZE))</text:p>
      <text:p text:style-name="P69"/>
      <text:p text:style-name="P69">2,读出指定长度的数据保存到 bytes_read</text:p>
      <text:p text:style-name="P69"><text:s text:c="2"/>if Patch['arg0']&gt;64 then</text:p>
      <text:p text:style-name="P69"><text:s text:c="5"/>bytes_read = opfile.read(64*SECTOR_SIZE)</text:p>
      <text:p text:style-name="P69"><text:s text:c="2"/>else </text:p>
      <text:p text:style-name="P69"><text:s text:c="5"/>bytes_read = opfile.read(Patch['arg1'])</text:p>
      <text:p text:style-name="P69">3, 数据解包到 Bytes</text:p>
      <text:p text:style-name="P69"><text:s text:c="3"/>Bytes := <text:s/>Array of byte (bytes_read);</text:p>
      <text:p text:style-name="P69">4, 计算Bytes中的特定数据的CRC32 结果保存在 Patch['value']</text:p>
      <text:p text:style-name="P69"><text:s text:c="2"/>if Patch['arg0']&gt;64 then</text:p>
      <text:p text:style-name="P69"><text:s text:c="2"/>begin</text:p>
      <text:p text:style-name="P69"><text:s text:c="3"/>StartByte = (64-PnumSectors)*SECTOR_SIZE</text:p>
      <text:p text:style-name="P69"><text:s text:c="3"/>Patch['value'] = CalcCRC32(Bytes[StartByte],Patch['arg1'])</text:p>
      <text:p text:style-name="P69"><text:s text:c="2"/>end </text:p>
      <text:p text:style-name="P70"><text:s text:c="2"/>else <text:s/></text:p>
      <text:p text:style-name="P70"><text:s text:c="4"/>Patch['value'] = CalcCRC32(Bytes,Patch['arg1'])</text:p>
      <text:p text:style-name="P70">5, <text:span text:style-name="T92">return </text:span>Patch['value'] </text:p>
      <text:p text:style-name="P70"/>
      <text:p text:style-name="P158">“打一般数据补丁”子程序</text:p>
      <text:p text:style-name="P71">1，if(int(Patch['start_sector'])&gt;0）do下面的程序</text:p>
      <text:p text:style-name="P71">2 seek 寻道</text:p>
      <text:p text:style-name="P71"><text:tab/>if Patch['start_sector']&gt;64:</text:p>
      <text:p text:style-name="P71"><text:s text:c="6"/>opfile.seek(int((Patch['start_sector']-63)*SECTOR_SIZE) )</text:p>
      <text:p text:style-name="P71"><text:s text:c="5"/>else:</text:p>
      <text:p text:style-name="P71"><text:s text:c="7"/>opfile.seek(int(Patch['start_sector']*SECTOR_SIZE))</text:p>
      <text:p text:style-name="P71">3，读出一个扇区或者64个扇区的数据到 bytes_read</text:p>
      <text:p text:style-name="P71"><text:soft-page-break/>if Patch['start_sector']&gt;64:</text:p>
      <text:p text:style-name="P71"><text:s text:c="2"/>bytes_read = opfile.read(64*SECTOR_SIZE)</text:p>
      <text:p text:style-name="P71"><text:s/>else:</text:p>
      <text:p text:style-name="P71"><text:s text:c="3"/>bytes_read = opfile.read(SECTOR_SIZE)</text:p>
      <text:p text:style-name="P71"/>
      <text:p text:style-name="P71">总结：打补丁程序</text:p>
      <text:p text:style-name="P71">1，读出需要打补丁的数据到缓冲区，如果是CRC32功能，就计算CRC32 。</text:p>
      <text:p text:style-name="P71">2，将补丁写到缓冲数据中</text:p>
      <text:p text:style-name="P71">3，缓冲数据写回源文件</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宋体1"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07:56:30.673000000</meta:creation-date>
    <dc:date>2016-04-29T08:27:56.312000000</dc:date>
    <meta:editing-duration>P1DT10H8M10S</meta:editing-duration>
    <meta:editing-cycles>249</meta:editing-cycles>
    <meta:generator>LibreOffice/5.1.2.2$Windows_x86 LibreOffice_project/d3bf12ecb743fc0d20e0be0c58ca359301eb705f</meta:generator>
    <meta:document-statistic meta:table-count="0" meta:image-count="0" meta:object-count="0" meta:page-count="14" meta:paragraph-count="335" meta:word-count="5596" meta:character-count="13106" meta:non-whitespace-character-count="11721"/>
  </office:meta>
</office:document-meta>
</file>